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4dcfa" style:font-style-asian="italic" style:font-style-complex="italic"/>
    </style:style>
    <style:style style:name="T6" style:family="text">
      <style:text-properties fo:font-style="italic" officeooo:rsid="013138b5" style:font-style-asian="italic" style:font-style-complex="italic"/>
    </style:style>
    <style:style style:name="T7" style:family="text">
      <style:text-properties fo:font-style="italic" officeooo:rsid="0113f27b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0f94841" style:font-style-asian="italic" style:font-style-complex="italic"/>
    </style:style>
    <style:style style:name="T10" style:family="text">
      <style:text-properties fo:font-style="italic" officeooo:rsid="0100d3be" style:font-style-asian="italic" style:font-style-complex="italic"/>
    </style:style>
    <style:style style:name="T11" style:family="text">
      <style:text-properties fo:font-style="italic" officeooo:rsid="00c2d31a" style:font-style-asian="italic" style:font-style-complex="italic"/>
    </style:style>
    <style:style style:name="T12" style:family="text">
      <style:text-properties fo:font-style="italic" officeooo:rsid="00c13698" style:font-style-asian="italic" style:font-style-complex="italic"/>
    </style:style>
    <style:style style:name="T1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17de84f" style:font-weight-asian="normal" style:font-weight-complex="normal"/>
    </style:style>
    <style:style style:name="T92" style:family="text">
      <style:text-properties fo:font-weight="normal" officeooo:rsid="00072975" style:font-weight-asian="normal" style:font-weight-complex="normal"/>
    </style:style>
    <style:style style:name="T93" style:family="text">
      <style:text-properties fo:font-weight="normal" officeooo:rsid="011a3dc9" style:font-weight-asian="normal" style:font-weight-complex="normal"/>
    </style:style>
    <style:style style:name="T94" style:family="text">
      <style:text-properties fo:font-weight="normal" officeooo:rsid="011b937a" style:font-weight-asian="normal" style:font-weight-complex="normal"/>
    </style:style>
    <style:style style:name="T95" style:family="text">
      <style:text-properties fo:font-weight="normal" officeooo:rsid="0092b48e" style:font-weight-asian="normal" style:font-weight-complex="normal"/>
    </style:style>
    <style:style style:name="T96" style:family="text">
      <style:text-properties fo:font-weight="normal" officeooo:rsid="005ccf0d" style:font-weight-asian="normal" style:font-weight-complex="normal"/>
    </style:style>
    <style:style style:name="T97" style:family="text">
      <style:text-properties fo:font-weight="normal" officeooo:rsid="0032041a" style:font-weight-asian="normal" style:font-weight-complex="normal"/>
    </style:style>
    <style:style style:name="T98" style:family="text">
      <style:text-properties fo:font-weight="normal" officeooo:rsid="0040d982" style:font-weight-asian="normal" style:font-weight-complex="normal"/>
    </style:style>
    <style:style style:name="T99" style:family="text">
      <style:text-properties fo:font-weight="normal" officeooo:rsid="00745ad9" style:font-weight-asian="normal" style:font-weight-complex="normal"/>
    </style:style>
    <style:style style:name="T100" style:family="text">
      <style:text-properties fo:font-weight="normal" officeooo:rsid="0140ac1e" style:font-weight-asian="normal" style:font-weight-complex="normal"/>
    </style:style>
    <style:style style:name="T101" style:family="text">
      <style:text-properties fo:font-weight="normal" officeooo:rsid="00194778" style:font-weight-asian="normal" style:font-weight-complex="normal"/>
    </style:style>
    <style:style style:name="T102" style:family="text">
      <style:text-properties fo:font-weight="normal" officeooo:rsid="0053cdb5" style:font-weight-asian="normal" style:font-weight-complex="normal"/>
    </style:style>
    <style:style style:name="T103" style:family="text">
      <style:text-properties fo:font-weight="normal" officeooo:rsid="018146c7" style:font-weight-asian="normal" style:font-weight-complex="normal"/>
    </style:style>
    <style:style style:name="T104" style:family="text">
      <style:text-properties fo:font-weight="normal" officeooo:rsid="01856dd0" style:font-weight-asian="normal" style:font-weight-complex="normal"/>
    </style:style>
    <style:style style:name="T105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8" style:family="text">
      <style:text-properties style:text-underline-style="none" fo:font-weight="normal" style:font-weight-asian="normal" style:font-weight-complex="normal"/>
    </style:style>
    <style:style style:name="T119" style:family="text">
      <style:text-properties style:text-underline-style="none" fo:font-weight="normal" officeooo:rsid="00c3c71b" style:font-weight-asian="normal" style:font-weight-complex="normal"/>
    </style:style>
    <style:style style:name="T120" style:family="text">
      <style:text-properties style:text-underline-style="none" fo:font-weight="normal" officeooo:rsid="0004f1de" style:font-weight-asian="normal" style:font-weight-complex="normal"/>
    </style:style>
    <style:style style:name="T121" style:family="text">
      <style:text-properties style:text-underline-style="none" fo:font-weight="normal" officeooo:rsid="00b7427f" style:font-weight-asian="normal" style:font-weight-complex="normal"/>
    </style:style>
    <style:style style:name="T122" style:family="text">
      <style:text-properties style:text-underline-style="none" fo:font-weight="normal" officeooo:rsid="00bfe78f" style:font-weight-asian="normal" style:font-weight-complex="normal"/>
    </style:style>
    <style:style style:name="T123" style:family="text">
      <style:text-properties style:text-underline-style="none" fo:font-weight="normal" officeooo:rsid="008a6699" style:font-weight-asian="normal" style:font-weight-complex="normal"/>
    </style:style>
    <style:style style:name="T124" style:family="text">
      <style:text-properties style:text-underline-style="none" fo:font-weight="normal" officeooo:rsid="00d26a3f" style:font-weight-asian="normal" style:font-weight-complex="normal"/>
    </style:style>
    <style:style style:name="T125" style:family="text">
      <style:text-properties style:text-underline-style="none" fo:font-weight="normal" officeooo:rsid="00059c96" style:font-weight-asian="normal" style:font-weight-complex="normal"/>
    </style:style>
    <style:style style:name="T126" style:family="text">
      <style:text-properties style:text-underline-style="none" fo:font-weight="normal" officeooo:rsid="00754e19" style:font-weight-asian="normal" style:font-weight-complex="normal"/>
    </style:style>
    <style:style style:name="T127" style:family="text">
      <style:text-properties style:text-underline-style="none" fo:font-weight="normal" officeooo:rsid="0042c288" style:font-weight-asian="normal" style:font-weight-complex="normal"/>
    </style:style>
    <style:style style:name="T128" style:family="text">
      <style:text-properties style:text-underline-style="none" fo:font-weight="normal" officeooo:rsid="004124e5" style:font-weight-asian="normal" style:font-weight-complex="normal"/>
    </style:style>
    <style:style style:name="T129" style:family="text">
      <style:text-properties style:text-underline-style="none" fo:font-weight="normal" officeooo:rsid="00420662" style:font-weight-asian="normal" style:font-weight-complex="normal"/>
    </style:style>
    <style:style style:name="T130" style:family="text">
      <style:text-properties style:text-underline-style="none" fo:font-weight="normal" officeooo:rsid="00061718" style:font-weight-asian="normal" style:font-weight-complex="normal"/>
    </style:style>
    <style:style style:name="T131" style:family="text">
      <style:text-properties style:text-underline-style="none" fo:font-weight="normal" officeooo:rsid="00da04e3" style:font-weight-asian="normal" style:font-weight-complex="normal"/>
    </style:style>
    <style:style style:name="T132" style:family="text">
      <style:text-properties style:text-underline-style="none" fo:font-weight="normal" officeooo:rsid="008deecb" style:font-weight-asian="normal" style:font-weight-complex="normal"/>
    </style:style>
    <style:style style:name="T133" style:family="text">
      <style:text-properties style:text-underline-style="none" fo:font-weight="normal" officeooo:rsid="0070ec7d" style:font-weight-asian="normal" style:font-weight-complex="normal"/>
    </style:style>
    <style:style style:name="T134" style:family="text">
      <style:text-properties style:text-underline-style="none" fo:font-weight="normal" officeooo:rsid="0097fbd1" style:font-weight-asian="normal" style:font-weight-complex="normal"/>
    </style:style>
    <style:style style:name="T135" style:family="text">
      <style:text-properties style:text-underline-style="none" fo:font-weight="normal" officeooo:rsid="0008bf16" style:font-weight-asian="normal" style:font-weight-complex="normal"/>
    </style:style>
    <style:style style:name="T136" style:family="text">
      <style:text-properties style:text-underline-style="none" fo:font-weight="normal" officeooo:rsid="0030e0a1" style:font-weight-asian="normal" style:font-weight-complex="normal"/>
    </style:style>
    <style:style style:name="T137" style:family="text">
      <style:text-properties style:text-underline-style="none" fo:font-weight="normal" officeooo:rsid="003574fe" style:font-weight-asian="normal" style:font-weight-complex="normal"/>
    </style:style>
    <style:style style:name="T138" style:family="text">
      <style:text-properties style:text-underline-style="none" fo:font-weight="normal" officeooo:rsid="00e504a4" style:font-weight-asian="normal" style:font-weight-complex="normal"/>
    </style:style>
    <style:style style:name="T139" style:family="text">
      <style:text-properties style:text-underline-style="none" fo:font-weight="normal" officeooo:rsid="004e0ee6" style:font-weight-asian="normal" style:font-weight-complex="normal"/>
    </style:style>
    <style:style style:name="T140" style:family="text">
      <style:text-properties style:text-underline-style="none" fo:font-weight="normal" officeooo:rsid="00f60c80" style:font-weight-asian="normal" style:font-weight-complex="normal"/>
    </style:style>
    <style:style style:name="T141" style:family="text">
      <style:text-properties style:text-underline-style="none" fo:font-weight="normal" officeooo:rsid="010d15dd" style:font-weight-asian="normal" style:font-weight-complex="normal"/>
    </style:style>
    <style:style style:name="T142" style:family="text">
      <style:text-properties style:text-underline-style="none" fo:font-weight="normal" officeooo:rsid="014a887b" style:font-weight-asian="normal" style:font-weight-complex="normal"/>
    </style:style>
    <style:style style:name="T143" style:family="text">
      <style:text-properties style:text-underline-style="none" fo:font-weight="normal" officeooo:rsid="0147d121" style:font-weight-asian="normal" style:font-weight-complex="normal"/>
    </style:style>
    <style:style style:name="T144" style:family="text">
      <style:text-properties style:text-underline-style="none" fo:font-weight="normal" officeooo:rsid="0147e4d3" style:font-weight-asian="normal" style:font-weight-complex="normal"/>
    </style:style>
    <style:style style:name="T145" style:family="text">
      <style:text-properties style:text-underline-style="none" fo:font-weight="normal" officeooo:rsid="0092b48e" style:font-weight-asian="normal" style:font-weight-complex="normal"/>
    </style:style>
    <style:style style:name="T146" style:family="text">
      <style:text-properties style:text-underline-style="none" fo:font-weight="normal" officeooo:rsid="00072975" style:font-weight-asian="normal" style:font-weight-complex="normal"/>
    </style:style>
    <style:style style:name="T147" style:family="text">
      <style:text-properties style:text-underline-style="none" fo:font-weight="normal" officeooo:rsid="00cd8f65" style:font-weight-asian="normal" style:font-weight-complex="normal"/>
    </style:style>
    <style:style style:name="T148" style:family="text">
      <style:text-properties style:text-underline-style="none" fo:font-weight="normal" officeooo:rsid="0013b216" style:font-weight-asian="normal" style:font-weight-complex="normal"/>
    </style:style>
    <style:style style:name="T149" style:family="text">
      <style:text-properties style:text-underline-style="none" fo:font-weight="normal" officeooo:rsid="0053cdb5" style:font-weight-asian="normal" style:font-weight-complex="normal"/>
    </style:style>
    <style:style style:name="T150" style:family="text">
      <style:text-properties style:text-underline-style="none" fo:font-weight="normal" officeooo:rsid="01681a56" style:font-weight-asian="normal" style:font-weight-complex="normal"/>
    </style:style>
    <style:style style:name="T151" style:family="text">
      <style:text-properties officeooo:rsid="00d60023"/>
    </style:style>
    <style:style style:name="T152" style:family="text">
      <style:text-properties officeooo:rsid="0040d982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040d982" style:font-style-asian="normal" style:font-style-complex="normal"/>
    </style:style>
    <style:style style:name="T155" style:family="text">
      <style:text-properties fo:font-style="normal" officeooo:rsid="004c7182" style:font-style-asian="normal" style:font-style-complex="normal"/>
    </style:style>
    <style:style style:name="T156" style:family="text">
      <style:text-properties fo:font-style="normal" officeooo:rsid="001b3e56" style:font-style-asian="normal" style:font-style-complex="normal"/>
    </style:style>
    <style:style style:name="T157" style:family="text">
      <style:text-properties fo:font-style="normal" officeooo:rsid="0100d3be" style:font-style-asian="normal" style:font-style-complex="normal"/>
    </style:style>
    <style:style style:name="T158" style:family="text">
      <style:text-properties fo:font-style="normal" officeooo:rsid="00501dd2" style:font-style-asian="normal" style:font-style-complex="normal"/>
    </style:style>
    <style:style style:name="T15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1" style:family="text">
      <style:text-properties officeooo:rsid="013138b5"/>
    </style:style>
    <style:style style:name="T222" style:family="text">
      <style:text-properties style:text-position="super 58%"/>
    </style:style>
    <style:style style:name="T223" style:family="text">
      <style:text-properties style:text-position="super 58%" officeooo:rsid="013138b5"/>
    </style:style>
    <style:style style:name="T224" style:family="text">
      <style:text-properties officeooo:rsid="0113f27b"/>
    </style:style>
    <style:style style:name="T225" style:family="text">
      <style:text-properties officeooo:rsid="010a4fce"/>
    </style:style>
    <style:style style:name="T226" style:family="text">
      <style:text-properties officeooo:rsid="0106f4f7"/>
    </style:style>
    <style:style style:name="T227" style:family="text">
      <style:text-properties officeooo:rsid="00c2d31a"/>
    </style:style>
    <style:style style:name="T228" style:family="text">
      <style:text-properties officeooo:rsid="00c2d31a" fo:background-color="transparent" loext:char-shading-value="0"/>
    </style:style>
    <style:style style:name="T229" style:family="text">
      <style:text-properties officeooo:rsid="00cd8f65" fo:background-color="transparent" loext:char-shading-value="0"/>
    </style:style>
    <style:style style:name="T230" style:family="text">
      <style:text-properties officeooo:rsid="00c13698"/>
    </style:style>
    <style:style style:name="T231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6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7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8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9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3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2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3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4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5" style:family="text">
      <style:text-properties officeooo:rsid="00fc1122"/>
    </style:style>
    <style:style style:name="T306" style:family="text">
      <style:text-properties officeooo:rsid="005cf811"/>
    </style:style>
    <style:style style:name="T307" style:family="text">
      <style:text-properties officeooo:rsid="00420662"/>
    </style:style>
    <style:style style:name="T308" style:family="text">
      <style:text-properties officeooo:rsid="005ff056"/>
    </style:style>
    <style:style style:name="T309" style:family="text">
      <style:text-properties officeooo:rsid="0004f1de"/>
    </style:style>
    <style:style style:name="T310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1875f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3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4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4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5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6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0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1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3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4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7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9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90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91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92" style:family="text">
      <style:text-properties style:font-name="Liberation Serif1" officeooo:rsid="0044ae78"/>
    </style:style>
    <style:style style:name="T393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4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5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6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7" style:family="text">
      <style:text-properties officeooo:rsid="0030463c"/>
    </style:style>
    <style:style style:name="T398" style:family="text">
      <style:text-properties officeooo:rsid="00072975"/>
    </style:style>
    <style:style style:name="T399" style:family="text">
      <style:text-properties officeooo:rsid="0053cdb5"/>
    </style:style>
    <style:style style:name="T400" style:family="text">
      <style:text-properties officeooo:rsid="0168b753"/>
    </style:style>
    <style:style style:name="T401" style:family="text">
      <style:text-properties officeooo:rsid="00e504a4"/>
    </style:style>
    <style:style style:name="T402" style:family="text">
      <style:text-properties officeooo:rsid="004c7182"/>
    </style:style>
    <style:style style:name="T403" style:family="text">
      <style:text-properties officeooo:rsid="004d8b35"/>
    </style:style>
    <style:style style:name="T404" style:family="text">
      <style:text-properties officeooo:rsid="0044ae78"/>
    </style:style>
    <style:style style:name="T405" style:family="text">
      <style:text-properties officeooo:rsid="008d8493"/>
    </style:style>
    <style:style style:name="T406" style:family="text">
      <style:text-properties officeooo:rsid="0030e0a1"/>
    </style:style>
    <style:style style:name="T407" style:family="text">
      <style:text-properties officeooo:rsid="0078a2da"/>
    </style:style>
    <style:style style:name="T408" style:family="text">
      <style:text-properties officeooo:rsid="00061718"/>
    </style:style>
    <style:style style:name="T409" style:family="text">
      <style:text-properties officeooo:rsid="0145520a"/>
    </style:style>
    <style:style style:name="T410" style:family="text">
      <style:text-properties officeooo:rsid="00745ad9"/>
    </style:style>
    <style:style style:name="T411" style:family="text">
      <style:text-properties officeooo:rsid="0140ac1e"/>
    </style:style>
    <style:style style:name="T412" style:family="text">
      <style:text-properties officeooo:rsid="00194778"/>
    </style:style>
    <style:style style:name="T413" style:family="text">
      <style:text-properties officeooo:rsid="018146c7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3"><text:tab/></text:span><text:span text:style-name="T114">Ass</text:span><text:span text:style-name="T115">oc</text:span><text:span text:style-name="T114">. Professor &amp; Royal Society Dorothy Hodgkin Fellow<text:tab/></text:span><text:span text:style-name="T115">Jul 2024</text:span><text:span text:style-name="T114"> – </text:span><text:span text:style-name="T115">present</text:span><text:span text:style-name="T114"><text:line-break/><text:tab/> <text:s/>Institute for Computational Cosmology </text:span><text:span text:style-name="T115">&amp;<text:line-break/><text:tab/> <text:s/>Centre for Extragalactic Astronomy, </text:span><text:span text:style-name="T114">Durham University</text:span></text:p>
      <text:p text:style-name="P65"><text:span text:style-name="T113"><text:tab/></text:span><text:span text:style-name="T114">Asst. Professor &amp; Royal Society Dorothy Hodgkin Fellow<text:tab/>Oct 2023 – </text:span><text:span text:style-name="T115">Jun 2024</text:span><text:span text:style-name="T114"><text:line-break/><text:tab/> <text:s/>Institute for Computational Cosmology </text:span><text:span text:style-name="T115">&amp;<text:line-break/><text:tab/> <text:s/>Centre for Extragalactic Astronomy, </text:span><text:span text:style-name="T114">Durham University</text:span></text:p>
      <text:p text:style-name="P66"><text:span text:style-name="T113"><text:tab/></text:span><text:span text:style-name="T115">Senior p</text:span><text:span text:style-name="T116">ostdoctoral research associate</text:span><text:span text:style-name="T117"><text:tab/>Jul 2022 </text:span><text:span text:style-name="T113">– </text:span><text:span text:style-name="T114">Sept 2023</text:span><text:span text:style-name="T119"><text:line-break/><text:tab/> <text:s/>Institute for Computational Cosmology, Durham University</text:span></text:p>
      <text:p text:style-name="P36"><text:tab/>Postdoctoral research associate<text:tab/>Oct 2019 – <text:span text:style-name="T151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2">Summer research internship<text:tab/>May 2010 – Aug 2010<text:line-break/></text:span><text:span text:style-name="T4"><text:tab/> <text:s/></text:span><text:span text:style-name="T154">Department of Physics &amp; Astronomy, University of Waterloo</text:span></text:p>
      <text:p text:style-name="P38"><text:span text:style-name="T154"><text:tab/>Summer research internship<text:tab/>May 20</text:span><text:span text:style-name="T155">09</text:span><text:span text:style-name="T154"> </text:span><text:span text:style-name="T156">– </text:span><text:span text:style-name="T154">Aug 2009<text:line-break/></text:span><text:span text:style-name="T4"><text:tab/> <text:s/></text:span><text:span text:style-name="T154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80"><text:span text:style-name="T120"><text:tab/></text:span><text:span text:style-name="T150">RAS Summer undergraduate bursary (GBP 1 200)<text:tab/>2025 <text:line-break/><text:tab/> <text:s/></text:span><text:span text:style-name="T27">Title: “Dark matter in low-mass galaxies”<text:line-break/><text:tab/> <text:s/>Role: Supervisor </text:span><text:span text:style-name="T28">(PI)</text:span></text:p>
      <text:p text:style-name="P39"><text:tab/><text:span text:style-name="T221">DiRAC 16</text:span><text:span text:style-name="T223">th</text:span><text:span text:style-name="T221"> RAC call for proposals (274M cpu-hr)<text:tab/>2024 – 2027<text:line-break/></text:span><text:span text:style-name="T6"><text:tab/> <text:s/>Title: “Virgo I: The formation, evolution and clustering of galaxies”<text:line-break/><text:tab/> <text:s/>Role: co-I</text:span></text:p>
      <text:p text:style-name="P39"><text:tab/><text:span text:style-name="T224">Matariki Network of Universities Seed Fund (GBP 24 950)<text:tab/>2024 – 2026<text:line-break/><text:tab/> <text:s/></text:span><text:span text:style-name="T7">Title: “The SWAN Universe: Simulations for Wallaby and the nearby Universe”<text:line-break/><text:tab/> <text:s/>Role: co-I, Durham University lead</text:span></text:p>
      <text:p text:style-name="P39"><text:tab/><text:span text:style-name="T225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7">Role: co-PI (with A. Dunant)</text:span></text:p>
      <text:p text:style-name="P39"><text:span text:style-name="T45"><text:tab/>Royal Society Dorothy Hodgkin Fellowship (GBP 1.</text:span><text:span text:style-name="T226">5</text:span><text:span text:style-name="T45">M)<text:tab/>2023 – 2031<text:line-break/><text:tab/> <text:s/></text:span><text:span text:style-name="T9">Title: “Key dark matter particle properties from dwarf galaxy astrophysics”<text:line-break/><text:tab/> <text:s/></text:span><text:span text:style-name="T5">Role: Fellow (PI)</text:span></text:p>
      <text:p text:style-name="P40"><text:span text:style-name="T9"><text:tab/></text:span><text:span text:style-name="T157">DiRAC-3 Phase 2 Director’s Discretionary Time (8.84M cpu-hr)<text:tab/>2023 – 2024<text:line-break/><text:tab/> <text:s/></text:span><text:span text:style-name="T10">Title: “Simulated 21-cm survey of the Southern sky”<text:line-break/><text:tab/> <text:s/></text:span><text:span text:style-name="T5">Role: PI</text:span></text:p>
      <text:p text:style-name="P40"><text:tab/><text:span text:style-name="T227">Cosmology and Astroparticle Student &amp; Postdoc Exchange Network Visitor (GBP</text:span><text:span text:style-name="T228"> </text:span><text:span text:style-name="T229">1 400</text:span><text:span text:style-name="T228">)</text:span><text:span text:style-name="T227"><text:tab/>2022</text:span><text:span text:style-name="T230"><text:line-break/><text:tab/> <text:s/></text:span><text:span text:style-name="T9">Title</text:span><text:span text:style-name="T11">: “Structure and equilibrium of simulated dwarf galaxies”</text:span><text:span text:style-name="T230"><text:tab/> <text:s/><text:line-break/></text:span><text:span text:style-name="T12"><text:tab/> <text:s/></text:span><text:span text:style-name="T5">Role: PI</text:span></text:p>
      <text:p text:style-name="P67"><text:span text:style-name="T121"><text:tab/>Durham University Physics Department Developing Talent Award </text:span><text:span text:style-name="T122">(GBP 4 000)</text:span><text:span text:style-name="T121"><text:tab/>2022<text:line-break/><text:tab/> <text:s/></text:span><text:span text:style-name="T13">Title</text:span><text:span text:style-name="T231">: “The fragility of dwarf galaxies used as dark matter tracers”<text:line-break/><text:tab/> <text:s/></text:span><text:span text:style-name="T232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51">Durham University Discretionary Award<text:tab/>202</text:span><text:span text:style-name="T305">3</text:span><text:span text:style-name="T151"><text:line-break/><text:tab/> <text:s/>GBP </text:span><text:span text:style-name="T45">5</text:span><text:span text:style-name="T151">00, Institution-level, award by nomination</text:span></text:p>
      <text:p text:style-name="P41"><text:tab/><text:span text:style-name="T151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tab/>University of Victoria President’s Research Scholarship<text:tab/>2016<text:line-break/><text:tab/> <text:s/>CAD 4 000, Institution-level, award by nomination</text:p>
      <text:p text:style-name="P42"><text:soft-page-break/><text:tab/>National Science and Engineering Research Council Canada Graduate <text:tab/>2015 – 2016<text:line-break/><text:tab/><text:span text:style-name="T306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9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6">2014<text:line-break/></text:span><text:tab/> <text:s/>CAD 11 250, Institution-level, award by nomination</text:p>
      <text:p text:style-name="P42"><text:tab/>University of Victoria Fellowship<text:tab/><text:span text:style-name="T306">2013<text:line-break/></text:span><text:tab/> <text:s/>CAD 15 000, Institution-level, award by nomination</text:p>
      <text:p text:style-name="P42"><text:tab/>Queen Elizabeth II Graduate Scholarship in Science and Technology<text:tab/><text:span text:style-name="T306">2012<text:line-break/></text:span><text:tab/> <text:s/>CAD 15 000, Provincial-level, research scholarship<text:line-break/><text:tab/> <text:s/><text:span text:style-name="T9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6">2009<text:line-break/></text:span><text:tab/>Research Award<text:line-break/><text:tab/> <text:s/>CAD 4 500, National-level, summer research scholarship</text:p>
      <text:p text:style-name="P12"><text:span text:style-name="T307">Research</text:span><text:span text:style-name="T308"> </text:span><text:span text:style-name="T307">supervision</text:span><text:tab/></text:p>
      <text:p text:style-name="P22"><text:span text:style-name="T61">I have co-supervised the thes</text:span><text:span text:style-name="T105">is work of </text:span><text:span text:style-name="T106">10</text:span><text:span text:style-name="T105"> students (3 BSc, </text:span><text:span text:style-name="T106">6</text:span><text:span text:style-name="T105"> MSc/</text:span><text:span text:style-name="T106">MPhys</text:span><text:span text:style-name="T105">, 1 PhD).</text:span><text:span text:style-name="T107"><text:tab/></text:span></text:p>
      <text:p text:style-name="P49"><text:span text:style-name="T60"><text:tab/></text:span><text:span text:style-name="T104">MPhys thesis co-supervisor (with A. Pontzen) for Jemma Evelyn<text:tab/>Oct 2025 – present<text:line-break/><text:tab/> <text:s/>Institute for Computational Cosmology, Durham University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5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text:line-break/><text:tab/> <text:s/></text:span><text:span text:style-name="T39">“Seeing dark matter with MeerKAT:MHONGOOSE”</text:span></text:p>
      <text:p text:style-name="P52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text:line-break/><text:tab/> <text:s/></text:span><text:span text:style-name="T39">“Seeing dark matter with MeerKAT:MHONGOOSE”</text:span></text:p>
      <text:p text:style-name="P52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2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3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4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0">“A dynamic analysis of the gas within simulated galaxies”</text:span></text:p>
      <text:p text:style-name="P56"><text:span text:style-name="T107"><text:tab/></text:span><text:span text:style-name="T108">Summer undergraduate research project supervisor for Eleanor Downing<text:tab/>Jul </text:span><text:span text:style-name="T109">– </text:span><text:span text:style-name="T108">Sept 2022</text:span><text:span text:style-name="T71"><text:line-break/><text:tab/> <text:s/>Institute for Computational Cosmology, Durham University<text:line-break/><text:tab/> <text:s/></text:span><text:span text:style-name="T30">“</text:span><text:span text:style-name="T31">The diverse perturbations affecting dwarf galaxies used as dark <text:line-break/><text:tab/> <text:s/>matter tracers</text:span><text:span text:style-name="T30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29">“</text:span><text:span text:style-name="T32">The lives and deaths of faint satellite galaxies</text:span><text:span text:style-name="T29">”</text:span></text:p>
      <text:p text:style-name="P81"><text:span text:style-name="T120"><text:tab/></text:span><text:span text:style-name="T123">M</text:span><text:span text:style-name="T124">Phys</text:span><text:span text:style-name="T123"> thesis co-supervisor (with C. Frenk) for Richard Brooks<text:tab/>Oct 2021 </text:span><text:span text:style-name="T125">– </text:span><text:span text:style-name="T124">Apr 2022</text:span><text:span text:style-name="T123"><text:line-break/><text:tab/> <text:s/>Institute for Computational Cosmology, Durham University<text:line-break/><text:tab/> <text:s/></text:span><text:span text:style-name="T14">“</text:span><text:span text:style-name="T15">A path to revealing the nature of dark matter by neutral gas</text:span><text:span text:style-name="T14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3">“Visualisations of Simulated Galaxies”</text:span></text:p>
      <text:p text:style-name="P82"><text:span text:style-name="T120"><text:tab/></text:span><text:span text:style-name="T126">M</text:span><text:span text:style-name="T124">Phys</text:span><text:span text:style-name="T127"> thesis co-supervisor (with C. Frenk) for Finn Roper<text:tab/>Jun 2020 </text:span><text:span text:style-name="T125">– </text:span><text:span text:style-name="T123">Apr 2021</text:span><text:span text:style-name="T127"><text:line-break/><text:tab/> <text:s/>Institute for Computational Cosmology, Durham University<text:line-break/></text:span><text:span text:style-name="T16"><text:tab/> <text:s/>“The effect of baryon feedback on simulated dark matter<text:line-break/><text:tab/> <text:s/>distributions”</text:span></text:p>
      <text:p text:style-name="P83"><text:span text:style-name="T120"><text:tab/></text:span><text:span text:style-name="T128">MSc thesis co-supervisor (with M. Verheijen) for Anatolii Zadvornyi<text:tab/>Sept 2019 </text:span><text:span text:style-name="T125">– </text:span><text:span text:style-name="T123">Jul 2021</text:span><text:span text:style-name="T128"><text:line-break/></text:span><text:span text:style-name="T160"><text:tab/> <text:s/>Kapteyn Institute, Rijksuniversiteit Groningen<text:line-break/><text:tab/> <text:s/></text:span><text:span text:style-name="T17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4">“Star formation histories of Coma Cluster galaxies matched to <text:line-break/><text:tab/> <text:s/>simulated orbits hints at quenching around first pericentre”</text:span></text:p>
      <text:p text:style-name="P84"><text:soft-page-break/><text:span text:style-name="T128"><text:tab/>BSc thesis co-supervisor (with M. Verheijen) for Anatolii Zadvornyi<text:tab/>Jan 2019 </text:span><text:span text:style-name="T125">– </text:span><text:span text:style-name="T128">May 2019<text:line-break/><text:tab/> <text:s/></text:span><text:span text:style-name="T129">Kapteyn Astronomical Institute, Rijksuniversiteit Groningen<text:line-break/><text:tab/> <text:s/></text:span><text:span text:style-name="T18">“</text:span><text:span text:style-name="T34">Enviromental </text:span><text:span text:style-name="T35">s</text:span><text:span text:style-name="T34">tar </text:span><text:span text:style-name="T35">f</text:span><text:span text:style-name="T34">ormation </text:span><text:span text:style-name="T35">s</text:span><text:span text:style-name="T34">uppression in </text:span><text:span text:style-name="T35">g</text:span><text:span text:style-name="T34">alaxy </text:span><text:span text:style-name="T35">c</text:span><text:span text:style-name="T34">lusters</text:span><text:span text:style-name="T18">”</text:span></text:p>
      <text:p text:style-name="P85"><text:span text:style-name="T120"><text:tab/></text:span><text:span text:style-name="T128">BSc</text:span><text:span text:style-name="T125"> thesis co-supervisor </text:span><text:span text:style-name="T128">(with J. Navarro, A. Fattahi) </text:span><text:span text:style-name="T125">for James Lan</text:span><text:span text:style-name="T128">e</text:span><text:span text:style-name="T125"><text:tab/>Sept 2016 – </text:span><text:span text:style-name="T130">Apr</text:span><text:span text:style-name="T125"> 2017<text:line-break/></text:span><text:span text:style-name="T161"><text:tab/> <text:s/></text:span><text:span text:style-name="T162">Department of Physics &amp; Astronomy, University of Victoria</text:span><text:span text:style-name="T125"><text:line-break/><text:tab/> <text:s/></text:span><text:span text:style-name="T19">“The mysterious progenitor of the Ophiuchus stream”</text:span></text:p>
      <text:p text:style-name="P58"><text:span text:style-name="T29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29">“</text:span><text:span text:style-name="T34">T</text:span><text:span text:style-name="T29">he effect of an impulsive gravitational perturbation on a dark <text:line-break/><text:tab/> <text:s/>matter halo”</text:span></text:p>
      <text:p text:style-name="P13"><text:span text:style-name="T309">Teaching Experience</text:span><text:tab/></text:p>
      <text:p text:style-name="P139"><text:span text:style-name="T36"><text:tab/></text:span><text:span text:style-name="T210">Course development<text:tab/>May – Aug 2015<text:line-break/><text:tab/><text:tab/></text:span><text:span text:style-name="T36">Produced new draft of laboratory manual for </text:span><text:span text:style-name="T37">University of Victoria </text:span><text:span text:style-name="T36">undergraduate<text:line-break/><text:tab/><text:tab/>introductory astronomy course, in use as of Fall 2016. Development of visualization <text:tab/><text:tab/><text:tab/><text:tab/>software for use in same </text:span><text:span text:style-name="T37">c</text:span><text:span text:style-name="T36">ourse.</text:span></text:p>
      <text:p text:style-name="P93"><text:span text:style-name="T19"><text:tab/></text:span><text:span text:style-name="T163">Substitute lecturer<text:line-break/><text:tab/><text:tab/></text:span><text:span text:style-name="T20">Lectures for courses “Introduction to astronomy; Cosmic history” (Feb-Mar 2023, <text:tab/><text:tab/><text:tab/><text:tab/>instructor C. Frenk), “Introduction to galaxies” (Mar 2017, instructor J. Navarro).</text:span></text:p>
      <text:p text:style-name="P68"><text:span text:style-name="T19"><text:tab/></text:span><text:span text:style-name="T164">G</text:span><text:span text:style-name="T165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9"><text:span text:style-name="T161"><text:tab/>Teaching Assistant</text:span><text:span text:style-name="T166">ships – 1</text:span><text:span text:style-name="T167">1</text:span><text:span text:style-name="T166"> appointments </text:span><text:span text:style-name="T167">totalling 45 months</text:span><text:span text:style-name="T166"><text:tab/>2010 – 20</text:span><text:span text:style-name="T167">22</text:span><text:span text:style-name="T166"><text:line-break/><text:tab/><text:tab/></text:span><text:span text:style-name="T2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4">demonstration and<text:tab/><text:tab/><text:tab/><text:tab/>grading for MSc scientific computing course.</text:span></text:p>
      <text:p text:style-name="P14"><text:span text:style-name="T158">Publications</text:span><text:span text:style-name="T153"><text:tab/></text:span></text:p>
      <text:p text:style-name="P140"><text:span text:style-name="T168">I </text:span><text:span text:style-name="T169">am an author of </text:span><text:span text:style-name="T170">6</text:span><text:span text:style-name="T171">9</text:span><text:span text:style-name="T169"> refereed articles (</text:span><text:span text:style-name="T171">4</text:span><text:span text:style-name="T205">324</text:span><text:span text:style-name="T170"> </text:span><text:span text:style-name="T169">citations </text:span><text:span text:style-name="T172">excl. astropy paper</text:span><text:span text:style-name="T169">, H=</text:span><text:span text:style-name="T173">3</text:span><text:span text:style-name="T205">7</text:span><text:span text:style-name="T169">), of which </text:span><text:span text:style-name="T170">1</text:span><text:span text:style-name="T174">1</text:span><text:span text:style-name="T169"> as the first author (</text:span><text:span text:style-name="T175">9</text:span><text:span text:style-name="T205">83</text:span><text:span text:style-name="T176"> </text:span><text:span text:style-name="T169">citations), and a further </text:span><text:span text:style-name="T177">2</text:span><text:span text:style-name="T178">3</text:span><text:span text:style-name="T169"> in which I had a major role. </text:span><text:span text:style-name="T17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9">. </text:span><text:span text:style-name="T180">I have highlighted some of my best work with a ★. </text:span><text:span text:style-name="T181">P</text:span><text:span text:style-name="T182">apers </text:span><text:span text:style-name="T181">led by students under my supervision</text:span><text:span text:style-name="T182"> are marked with a</text:span><text:span text:style-name="T208"> </text:span><text:span text:style-name="T311">†</text:span><text:span text:style-name="T393">.</text:span></text:p>
      <text:p text:style-name="P94">Pre-prints</text:p>
      <text:list xml:id="list949725336" text:style-name="L1">
        <text:list-item>
          <text:p text:style-name="P158"><text:span text:style-name="T311">† M</text:span><text:span text:style-name="T310">errow, </text:span><text:span text:style-name="T344">Oman</text:span><text:span text:style-name="T310"> &amp; Fattahi (2025). </text:span><text:span text:style-name="T376">The lives and death of faint satellite galaxies around M31.</text:span><text:span text:style-name="T310"> MNRAS, submitted. </text:span><text:span text:style-name="T342">[arxiv:2511.01977]</text:span></text:p>
        </text:list-item>
        <text:list-item>
          <text:p text:style-name="P162"><text:span text:style-name="T311">P</text:span><text:span text:style-name="T312">onomareva, Mancera-</text:span><text:span text:style-name="T311">Pi</text:span><text:span text:style-name="T249">ñ</text:span><text:span text:style-name="T250">a, </text:span><text:span text:style-name="T251">Glowacki, Desmond, Jarvis, Varasteanu, Yasin, Heywood, Maddox, Adams, Baes, Gebek, Kurapati, Maksymowicz-Maciata, </text:span><text:span text:style-name="T267">Oman</text:span><text:span text:style-name="T251">, Pan, Prandoni, Rajohnson, Ruffa and Spekkens (2025). </text:span><text:span text:style-name="T233">MIGHTEE-HI: Rotation curves, mass models and dark </text:span><text:soft-page-break/><text:span text:style-name="T233">matter properties.</text:span><text:span text:style-name="T251"> MNRAS, submitted.</text:span></text:p>
        </text:list-item>
        <text:list-item>
          <text:p text:style-name="P168"><text:span text:style-name="T311">† </text:span><text:span text:style-name="T310">Makinson, </text:span><text:span text:style-name="T344">Oman</text:span><text:span text:style-name="T310"> and Swinbank (2025). </text:span><text:span text:style-name="T376">Multi-resolution kinematic modelling of nearby galaxies: a demonstration using MHONGOOSE observations.</text:span><text:span text:style-name="T310"> MNRAS, submitted. [arxiv:2508.08841]</text:span></text:p>
        </text:list-item>
      </text:list>
      <text:p text:style-name="P144">Refereed publications in primary journals</text:p>
      <text:list xml:id="list160443795591725" text:continue-numbering="true" text:style-name="L1">
        <text:list-item>
          <text:p text:style-name="P159"><text:span text:style-name="T311">Riley, Shipp, Simpson, Bieri, Fattahi, Brown, </text:span><text:span text:style-name="T345">Oman</text:span><text:span text:style-name="T311">, Fragkoudi, Gómez, Grand and Marinacci (202</text:span><text:span text:style-name="T313">5</text:span><text:span text:style-name="T311">). </text:span><text:span text:style-name="T377">Auriga Streams I: distrupting satellites surrounding Milky Way-mass haloes at multiple resolutions.</text:span><text:span text:style-name="T311"> MNRAS </text:span><text:span text:style-name="T314">542: 2443</text:span><text:span text:style-name="T311">. [arxiv:2410.09144]</text:span></text:p>
        </text:list-item>
        <text:list-item>
          <text:p text:style-name="P169"><text:span text:style-name="T311">Namumba, Ianjamasimanana, Koribalski, Bosma, Athanassoula, Carignan, Jozsa, Kamphuis, Deane, Sikhosana, Verdes-Montenegro, Sorgho, Ndaliso, Amram, Brinks, Chemin, Combes, de Blok, Deg, English, Healy, Kurapati, Marasco, McGaugh, </text:span><text:span text:style-name="T345">Oman</text:span><text:span text:style-name="T311">, Spekkens, Veronese and Wong (2025). </text:span><text:span text:style-name="T377">Investigating the HI distribution and kinematics of ESO444-G084 and [KKS2000]23: New insights from the MHONGOOSE survey.</text:span><text:span text:style-name="T311"> A&amp;A, </text:span><text:span text:style-name="T315">accepted</text:span><text:span text:style-name="T311">.</text:span><text:span text:style-name="T316"> [arxiv:2506.04101]</text:span></text:p>
        </text:list-item>
        <text:list-item>
          <text:p text:style-name="P163"><text:span text:style-name="T311">Hank, Verheijen, Blyth, Dav</text:span><text:span text:style-name="T317">é, </text:span><text:span text:style-name="T345">Oman</text:span><text:span text:style-name="T311">, Deg and Glowacki (2025). </text:span><text:span text:style-name="T377">HI asymmetries in spatially resolved SIMBA galaxies.</text:span><text:span text:style-name="T311"> MNRAS </text:span><text:span text:style-name="T318">540: 3047</text:span><text:span text:style-name="T311">. </text:span><text:span text:style-name="T319">[arxiv:2506.15827]</text:span></text:p>
        </text:list-item>
        <text:list-item>
          <text:p text:style-name="P160"><text:span text:style-name="T311">† </text:span><text:span text:style-name="T320">Visser-Zadvornyi, Carstairs, </text:span><text:span text:style-name="T346">Oman</text:span><text:span text:style-name="T320"> and Verheijen (2025).</text:span><text:span text:style-name="T378"> Star formation and stellar &amp; AGN feedback in the absence of accretion, not gas stripping, set the quenching timescale in satellite galaxies. </text:span><text:span text:style-name="T320">MNRAS</text:span><text:span text:style-name="T321"> </text:span><text:span text:style-name="T322">540: 1730</text:span><text:span text:style-name="T320">. [arxiv:</text:span><text:span text:style-name="T311">2503.15183</text:span><text:span text:style-name="T320">]</text:span></text:p>
        </text:list-item>
        <text:list-item>
          <text:p text:style-name="P164"><text:span text:style-name="T311">O’</text:span><text:span text:style-name="T317">Beirne, Staveley-Smith, Kilborn, Wong, Westmeier, Cluver, Bekki, Deg, Dénes, For, Lee-Waddell, Murugeshan, </text:span><text:span text:style-name="T347">Oman</text:span><text:span text:style-name="T323">,</text:span><text:span text:style-name="T317"> Rhee, Shen </text:span><text:span text:style-name="T323">and</text:span><text:span text:style-name="T317"> </text:span><text:span text:style-name="T323">Taylor (202</text:span><text:span text:style-name="T313">5</text:span><text:span text:style-name="T323">)</text:span><text:span text:style-name="T317">. </text:span><text:span text:style-name="T379">WALLABY pilot survey: properties of HI-selected dark sources and low surface brightness galaxies”</text:span><text:span text:style-name="T323">. PASA </text:span><text:span text:style-name="T324">42: 870</text:span><text:span text:style-name="T323">. </text:span><text:span text:style-name="T325">[arxiv:2505.04299]</text:span></text:p>
        </text:list-item>
        <text:list-item>
          <text:p text:style-name="P165"><text:span text:style-name="T311">Marasco, de Blok, Maccagni, Fraternali, </text:span><text:span text:style-name="T345">Oman</text:span><text:span text:style-name="T311">, Oosterloo, Combes, McGaugh, Kamphuis, Spekkens, Kleiner, Veronese, Amram, Chemin and Brinks (202</text:span><text:span text:style-name="T313">5</text:span><text:span text:style-name="T311">). </text:span><text:span text:style-name="T377">HI within and around observed and simulated galaxy discs – Comparing MeerKAT observations with mock data from TNG50 and FIRE-2</text:span><text:span text:style-name="T311">. A&amp;A</text:span><text:span text:style-name="T326"> </text:span><text:span text:style-name="T327">697: 86</text:span><text:span text:style-name="T311">. </text:span><text:span text:style-name="T326">[arxiv:2503.03818]</text:span></text:p>
        </text:list-item>
        <text:list-item>
          <text:p text:style-name="P170"><text:span text:style-name="T354">Perron-Cormier, Deg, Spekkens, Richardson, Glowacki, Verheijen, Hank, Blyth, </text:span><text:span text:style-name="T348">Oman</text:span><text:span text:style-name="T355">,</text:span><text:span text:style-name="T354"> Dénes, Rhee, Elagali, Shen, Raja, Lee-Waddell and Westmeier (2025). </text:span><text:span text:style-name="T383">WALLABY pilot survey &amp; Asymba: Comparing HI detection asymmetries to the SIMBA simulation.</text:span><text:span text:style-name="T354"> AJ </text:span><text:span text:style-name="T356">169: 114</text:span><text:span text:style-name="T354">. </text:span><text:span text:style-name="T357">[arxiv:2501.09547]</text:span></text:p>
        </text:list-item>
        <text:list-item>
          <text:p text:style-name="P171"><text:span text:style-name="T354">A</text:span><text:span text:style-name="T358">mvrosiadis, Lange, Nightingale, He, Frenk, </text:span><text:span text:style-name="T349">Oman</text:span><text:span text:style-name="T358">, Smail, Swinbank, Fragkoudi, Gadotti, Cole, Borsato, Robertson, Massey, Cao and Li (202</text:span><text:span text:style-name="T359">4</text:span><text:span text:style-name="T358">). </text:span><text:span text:style-name="T384">The onset of bar formation in a massive galaxy at z~3.8.</text:span><text:span text:style-name="T358"> MNRAS </text:span><text:span text:style-name="T360">537: 1163</text:span><text:span text:style-name="T358">. </text:span><text:span text:style-name="T361">[arxiv:2404.01918]</text:span></text:p>
        </text:list-item>
        <text:list-item>
          <text:p text:style-name="P171"><text:span text:style-name="T354">Maccagni, de Blok, Mancera Pi</text:span><text:span text:style-name="T274">ñ</text:span><text:span text:style-name="T275">a, Ragusa, Iodice, Spavone, McGaugh, </text:span><text:span text:style-name="T268">Oman</text:span><text:span text:style-name="T275">, Oosterloo, Koribalski, Adams, Amram, Bosma, Bigiel, Brinks, Chemin, Combes, Gibson, Healy, Holwerda, J</text:span><text:span text:style-name="T354">ó</text:span><text:span text:style-name="T275">zsa, Kamphuis, Kleiner, Kurapati, Marasco, Spekkens, Veronese, Walter, Zabel and Zijlstra (2024). </text:span><text:span text:style-name="T243">MHONGOOSE discovery of a gas-rich low-surface brightness galaxy in the Dorado Group</text:span><text:span text:style-name="T275">. A&amp;A </text:span><text:span text:style-name="T276">690: 69</text:span><text:span text:style-name="T275">. </text:span><text:span text:style-name="T277">[arxiv:2405.17000]</text:span></text:p>
        </text:list-item>
        <text:list-item>
          <text:p text:style-name="P174"><text:soft-page-break/><text:span text:style-name="T311">De Blok, Healy, Maccagni, Pisano, Bosma, English, Jarrett, Marasco, Meurer, Veronese, Bigiel, Chemin, Fraternali, Holwerfa, Kamphuis, K</text:span><text:span text:style-name="T250">löckner, Kleiner, Leroy, Mogotsi, </text:span><text:span text:style-name="T268">Oman</text:span><text:span text:style-name="T25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4">MHONGOOSE – A MeerKAT Nearby Galaxy H</text:span><text:span text:style-name="T396">i</text:span><text:span text:style-name="T234"> Survey.</text:span><text:span text:style-name="T250"> A&amp;A </text:span><text:span text:style-name="T252">688: A109</text:span><text:span text:style-name="T250">. </text:span><text:span text:style-name="T253">[arxiv:2404.01774]</text:span></text:p>
        </text:list-item>
        <text:list-item>
          <text:p text:style-name="P175"><text:span text:style-name="T345">Oman</text:span><text:span text:style-name="T354">, Frenk, Crain, Lovell and Pfeffer (2024). </text:span><text:span text:style-name="T383">A warm dark matter cosmogony may yield more low-mass galaxy detections in 21-cm surveys than a cold dark matter one.</text:span><text:span text:style-name="T354"> MNRAS </text:span><text:span text:style-name="T362">533: 67</text:span><text:span text:style-name="T363">.</text:span><text:span text:style-name="T354"> </text:span><text:span text:style-name="T364">[arxiv:2401.11878]</text:span></text:p>
        </text:list-item>
        <text:list-item>
          <text:p text:style-name="P172"><text:span text:style-name="T354">Brown, Fattahi, McCarthy, Font, </text:span><text:span text:style-name="T345">Oman</text:span><text:span text:style-name="T354"> and Riley (2024). </text:span><text:span text:style-name="T383">ARTEMIS emulator: exploring the effect of cosmology and galaxy formation physics on Milky Way-mass haloes and their satellites</text:span><text:span text:style-name="T354">. MNRAS </text:span><text:span text:style-name="T363">532: 1223</text:span><text:span text:style-name="T354">. </text:span><text:span text:style-name="T365">[arxiv:2403.11692]</text:span></text:p>
        </text:list-item>
        <text:list-item>
          <text:p text:style-name="P173"><text:span text:style-name="T345">Oman</text:span><text:span text:style-name="T354"> and Riley (2024). </text:span><text:span text:style-name="T383">An overlooked source of uncertainty in the mass of the Milky Way.</text:span><text:span text:style-name="T354"> MNRAS Letters </text:span><text:span text:style-name="T366">532: 48</text:span><text:span text:style-name="T354">. </text:span><text:span text:style-name="T367">[arxiv:2404.03726]</text:span></text:p>
        </text:list-item>
        <text:list-item>
          <text:p text:style-name="P176"><text:span text:style-name="T354">Jones, Sand, Karunakaran, Spekkens, </text:span><text:span text:style-name="T345">Oman</text:span><text:span text:style-name="T354">, Bennet, Besla, Crnojević, Cuillandre, Fielder, Gwyn and Mutlu-Pakdil (2023). </text:span><text:span text:style-name="T383">Gas and star formation in satellites of Milky Way analogs.</text:span><text:span text:style-name="T354"> ApJ </text:span><text:span text:style-name="T368">966: 93</text:span><text:span text:style-name="T354">. </text:span><text:span text:style-name="T369">[arxiv:2311.02152]</text:span></text:p>
        </text:list-item>
        <text:list-item>
          <text:p text:style-name="P166"><text:span text:style-name="T311">† Sirks, Harvey, Massey, </text:span><text:span text:style-name="T345">Oman</text:span><text:span text:style-name="T311">, Robertson, Frenk, Everett, Gill and McCleary (2023). </text:span><text:span text:style-name="T377">Hydrodynamical simulations of merging galaxy clusters: giant dark matter particle colliders, powered by gravity</text:span><text:span text:style-name="T311">. MNRAS </text:span><text:span text:style-name="T328">530: 3160</text:span><text:span text:style-name="T329">. </text:span><text:span text:style-name="T328">[arxiv:2405.00140]</text:span></text:p>
        </text:list-item>
        <text:list-item>
          <text:p text:style-name="P177"><text:span text:style-name="T311">P</text:span><text:span text:style-name="T310">uglisi, Dudzevičiūtė, Swinbank, Gillman, Tiley, Cirasuolo, Cortese, Glazebrook, Harrison, Ibar, Molina, Obreschkow, </text:span><text:span text:style-name="T344">Oman</text:span><text:span text:style-name="T310">, Schaller, Shankar and Sharples (2023). </text:span><text:span text:style-name="T376">KURVS: The outer rotation curve shapes and dark matter fractions of z~1.5 star-forming galaxies.</text:span><text:span text:style-name="T310"> MNRAS </text:span><text:span text:style-name="T330">524: 2814</text:span><text:span text:style-name="T310">. </text:span><text:span text:style-name="T331">[arxiv:2305.04382]</text:span></text:p>
        </text:list-item>
        <text:list-item>
          <text:p text:style-name="P178"><text:span text:style-name="T311">† </text:span><text:span text:style-name="T332">Brooks, </text:span><text:span text:style-name="T350">Oman</text:span><text:span text:style-name="T332"> and Frenk (202</text:span><text:span text:style-name="T333">3</text:span><text:span text:style-name="T332">). </text:span><text:span text:style-name="T380">The North-South asymmetry of the ALFALFA HI velocity width function</text:span><text:span text:style-name="T332">. MNRAS </text:span><text:span text:style-name="T331">522: 4043</text:span><text:span text:style-name="T332">. [arxiv:2211.08092]</text:span></text:p>
        </text:list-item>
        <text:list-item>
          <text:p text:style-name="P178"><text:span text:style-name="T311">† </text:span><text:span text:style-name="T331">Downing and </text:span><text:span text:style-name="T351">Oman</text:span><text:span text:style-name="T331"> (2023). </text:span><text:span text:style-name="T381">The many reasons that the rotation curves of low-mass galaxies can fail as tracers of their matter distributions.</text:span><text:span text:style-name="T331"> MNRAS 522: 3318. [arxiv:2301.05242]</text:span></text:p>
        </text:list-item>
        <text:list-item>
          <text:p text:style-name="P179"><text:span text:style-name="T311">R</text:span><text:span text:style-name="T332">eeves, Hudson and </text:span><text:span text:style-name="T350">Oman</text:span><text:span text:style-name="T332"> (202</text:span><text:span text:style-name="T333">3</text:span><text:span text:style-name="T332">). </text:span><text:span text:style-name="T380">Constraining satellite quenching timescales in galaxy clusters by forward-modelling stellar ages and quiescent fractions in projected phase space.</text:span><text:span text:style-name="T332"> MNRAS </text:span><text:span text:style-name="T331">522: 1779</text:span><text:span text:style-name="T332">. [arxiv:2211.09145]</text:span></text:p>
        </text:list-item>
        <text:list-item>
          <text:p text:style-name="P180"><text:span text:style-name="T311">† </text:span><text:span text:style-name="T250">Roper, </text:span><text:span text:style-name="T268">Oman</text:span><text:span text:style-name="T250">, Frenk, Ben</text:span><text:span text:style-name="T311">ítez-Llambay, Navarro and Santos-Santos (202</text:span><text:span text:style-name="T333">3</text:span><text:span text:style-name="T311">). </text:span><text:span text:style-name="T377">The diversity of rotation curves of simulated galaxies with cusps and cores</text:span><text:span text:style-name="T311">. MNRAS</text:span><text:span text:style-name="T334"> </text:span><text:span text:style-name="T331">521: 1316</text:span><text:span text:style-name="T311">. [arxiv:2203.16652]</text:span></text:p>
        </text:list-item>
        <text:list-item>
          <text:p text:style-name="P181"><text:soft-page-break/><text:span text:style-name="T33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52">Oman</text:span><text:span text:style-name="T33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6">(2022)</text:span><text:span text:style-name="T335">. </text:span><text:span text:style-name="T382">The Astropy project: Sustaining and growing a community-oriented open-source project and the latest major release (v5.0) of the core package.</text:span><text:span text:style-name="T335"> ApJ </text:span><text:span text:style-name="T332">935: 167</text:span><text:span text:style-name="T335">. </text:span><text:span text:style-name="T337">[arxiv:</text:span><text:span text:style-name="T338">2206.14220</text:span><text:span text:style-name="T337">]</text:span></text:p>
        </text:list-item>
        <text:list-item>
          <text:p text:style-name="P182"><text:span text:style-name="T254">Bilimogga, </text:span><text:span text:style-name="T269">Oman</text:span><text:span text:style-name="T254">, Verheijen and van der Hulst (2021). </text:span><text:span text:style-name="T235">Using EAGLE simulations to study the effect of observational constraints on determination of HI asymmetries in galaxies</text:span><text:span text:style-name="T254">. MNRAS </text:span><text:span text:style-name="T255">513: 5310</text:span><text:span text:style-name="T254">. [arxiv:2205.00675]</text:span></text:p>
        </text:list-item>
        <text:list-item>
          <text:p text:style-name="P167"><text:span text:style-name="T256">Mancera</text:span><text:span text:style-name="T257">-Piña</text:span><text:span text:style-name="T258">, </text:span><text:span text:style-name="T256">Fraternali, Oosterloo, Adams, </text:span><text:span text:style-name="T270">Oman</text:span><text:span text:style-name="T256"> and Leisman (202</text:span><text:span text:style-name="T259">2</text:span><text:span text:style-name="T256">). </text:span><text:span text:style-name="T237">No need for dark matter: resolved kinematics of the ultra-diffuse galaxy AGC 114905.</text:span><text:span text:style-name="T256"> MNRAS</text:span><text:span text:style-name="T260"> 512: 3230</text:span><text:span text:style-name="T256">. [arxiv:</text:span><text:span text:style-name="T259">2112.00017</text:span><text:span text:style-name="T256">]</text:span></text:p>
        </text:list-item>
        <text:list-item>
          <text:p text:style-name="P167"><text:span text:style-name="T335">† </text:span><text:span text:style-name="T256">Sirks, </text:span><text:span text:style-name="T270">Oman</text:span><text:span text:style-name="T256">, Robertson, Massey and Frenk (2021). </text:span><text:span text:style-name="T237">The effects of self-interacting dark matter on the stripping of galaxies that fall into clusters</text:span><text:span text:style-name="T256">. MNRAS </text:span><text:span text:style-name="T260">511: 5927</text:span><text:span text:style-name="T256">. [arxiv:2109.03257]</text:span></text:p>
        </text:list-item>
        <text:list-item>
          <text:p text:style-name="P183"><text:span text:style-name="T280">Oman</text:span><text:span text:style-name="T285"> (202</text:span><text:span text:style-name="T286">2</text:span><text:span text:style-name="T285">). </text:span><text:span text:style-name="T245">The ALFALFA </text:span><text:span text:style-name="T246">HI</text:span><text:span text:style-name="T245"> velocity width function.</text:span><text:span text:style-name="T285"> MNRAS </text:span><text:span text:style-name="T287">509:</text:span><text:span text:style-name="T285"> </text:span><text:span text:style-name="T287">3268</text:span><text:span text:style-name="T285">. [arxiv:2108.08856]</text:span></text:p>
        </text:list-item>
        <text:list-item>
          <text:p text:style-name="P183"><text:span text:style-name="T288">K</text:span><text:span text:style-name="T284">arunakaran, Spekkens, </text:span><text:span text:style-name="T279">Oman</text:span><text:span text:style-name="T284">, Simpson, Fattahi, Sand, Bennet, Crnojevi</text:span><text:span text:style-name="T385">ć</text:span><text:span text:style-name="T284">, Frenk, G</text:span><text:span text:style-name="T385">ó</text:span><text:span text:style-name="T284">mez, Grand, Jones, Marinacci, Mutlu-Pakdil, Navarro </text:span><text:span text:style-name="T289">and</text:span><text:span text:style-name="T284"> Zaritsky (2021). </text:span><text:span text:style-name="T244">Satellites around Milky Way analogs: Tension in the number and fraction of quiescent satellites seen in observations versus simulations.</text:span><text:span text:style-name="T284"> ApJ </text:span><text:span text:style-name="T290">916: 19</text:span><text:span text:style-name="T284">. [arxiv:2105.09321]</text:span></text:p>
        </text:list-item>
        <text:list-item>
          <text:p text:style-name="P184"><text:span text:style-name="T394">† </text:span><text:span text:style-name="T284">Upadhyay, </text:span><text:span text:style-name="T279">Oman</text:span><text:span text:style-name="T284"> </text:span><text:span text:style-name="T289">and</text:span><text:span text:style-name="T281"> </text:span><text:span text:style-name="T284">Trager (2021). </text:span><text:span text:style-name="T244">Star formation histories of Coma Cluster galaxies matched to simulated orbits hint at quenching around first pericenter.</text:span><text:span text:style-name="T284"> A&amp;A </text:span><text:span text:style-name="T290">652: A16</text:span><text:span text:style-name="T284">. [arxiv:2104.04388]</text:span></text:p>
        </text:list-item>
        <text:list-item>
          <text:p text:style-name="P184"><text:span text:style-name="T288">Brouwer, </text:span><text:span text:style-name="T282">Oman</text:span><text:span text:style-name="T288">, </text:span><text:span text:style-name="T291">Valentijn, Bilicki, Heymans, Hoekstra, Napolitano, Roy, Tortora, Wright, Asgari, van den Busch, Dvornik, Erben, Giblin, Graham, Hildebrandt, Hopkins, Kannawadi, Kuijken, Liske, Shan, Tr</text:span><text:span text:style-name="T386">ö</text:span><text:span text:style-name="T291">ster and Visser (202</text:span><text:span text:style-name="T292">1</text:span><text:span text:style-name="T291">). </text:span><text:span text:style-name="T247">The weak lensing radial acceleration relation: Constraining modified gravity and cold dark matter theories with KiDS-1000.</text:span><text:span text:style-name="T291"> A&amp;A </text:span><text:span text:style-name="T292">650: A113</text:span><text:span text:style-name="T291">. </text:span><text:span text:style-name="T292">[arxiv:2106.11677]</text:span></text:p>
        </text:list-item>
        <text:list-item>
          <text:p text:style-name="P185"><text:soft-page-break/><text:span text:style-name="T295">B</text:span><text:span text:style-name="T294">oard, Bozorgnia, Strigari, Grand, Fattahi, Frenk, Marinacci, Navarro and </text:span><text:span text:style-name="T302">Oman</text:span><text:span text:style-name="T294"> (2021). </text:span><text:span text:style-name="T236">Velocity-dependent J-factors for annihilation radiation from cosmological simulations.</text:span><text:span text:style-name="T294"> JCAP 2021-04: 70. </text:span><text:span text:style-name="T296">[arxiv:</text:span><text:span text:style-name="T294">2101.06284</text:span><text:span text:style-name="T296">]</text:span></text:p>
        </text:list-item>
        <text:list-item>
          <text:p text:style-name="P185"><text:span text:style-name="T303">★ Oman</text:span><text:span text:style-name="T297">, Bahé, Healy, Hess, Hudson and Verheijen (2021). </text:span><text:span text:style-name="T238">A homogeneous measurement of the delay between the onsets of gas stripping and star formation quenching in satellite galaxies of groups and clusters.</text:span><text:span text:style-name="T297"> MNRAS </text:span><text:span text:style-name="T298">501: 5073</text:span><text:span text:style-name="T297">. [arxiv:2009.00667]</text:span></text:p>
        </text:list-item>
        <text:list-item>
          <text:p text:style-name="P185"><text:span text:style-name="T297">Deason, </text:span><text:span text:style-name="T303">Oman</text:span><text:span text:style-name="T297">, Fattahi, Schaller, Jauzac, Zhang, Montes, Bahé, Dalla Vecchia, Kay and Evans (2020). </text:span><text:span text:style-name="T238">Stellar splashback: </text:span><text:span text:style-name="T239">t</text:span><text:span text:style-name="T238">he edge of the intracluster light.</text:span><text:span text:style-name="T297"> MNRAS 500: 4181. [arxiv:2010.02937]</text:span></text:p>
        </text:list-item>
        <text:list-item>
          <text:p text:style-name="P185"><text:span text:style-name="T299">Genina, Read, Frenk, Cole, Benítez-Llambay, Ludlow, Navarro, </text:span><text:span text:style-name="T304">Oman</text:span><text:span text:style-name="T299"> and Robertson (2020). </text:span><text:span text:style-name="T240">To beta or not to beta: can higher-order Jeans analysis break the mass-anisotropy degeneracy in simulated dwarfs?</text:span><text:span text:style-name="T299"> MNRAS </text:span><text:span text:style-name="T297">498: 144</text:span><text:span text:style-name="T299">. [arxiv:1911.09124]</text:span></text:p>
        </text:list-item>
        <text:list-item>
          <text:p text:style-name="P185"><text:span text:style-name="T299">Deason, Fattahi, Frenk, Grand, </text:span><text:span text:style-name="T304">Oman</text:span><text:span text:style-name="T299">, Garrison-Kimmel, Simpson and Navarro (2020). </text:span><text:span text:style-name="T240">The edge of the Galaxy.</text:span><text:span text:style-name="T299"> MNRAS 496: 3929. [arxiv:2002.09497]</text:span></text:p>
        </text:list-item>
        <text:list-item>
          <text:p text:style-name="P185"><text:span text:style-name="T299">Mancera-Piña, Fraternali, </text:span><text:span text:style-name="T304">Oman</text:span><text:span text:style-name="T299">, Adams, Bacchini, Marasco, Oosterloo, Pezzulli, Posti, Leisman, Cannon, di Teodoro, Gault, Haynes, Reiter, Rhode, Salzer and Smith (2020). </text:span><text:span text:style-name="T240">Robust HI kinematics of gas-rich ultra-diffuse galaxies: hints of a weak-feedback formation scenario.</text:span><text:span text:style-name="T299"> MNRAS 495: 3636. [arxiv:2004.14392]</text:span></text:p>
        </text:list-item>
        <text:list-item>
          <text:p text:style-name="P185"><text:span text:style-name="T299">Marasco, Posti, </text:span><text:span text:style-name="T304">Oman</text:span><text:span text:style-name="T299">, Famaey, Cresci and Fraternali (2020). </text:span><text:span text:style-name="T240">Massive disc galaxies in cosmological hydrodynamical simulations are too dark matter-dominated.</text:span><text:span text:style-name="T299"> A&amp;A, 883: L33. [arxiv:2005.01724]</text:span></text:p>
        </text:list-item>
        <text:list-item>
          <text:p text:style-name="P186"><text:span text:style-name="T299">★ Santos-Santos, Navarro, Robertson, Benítez-Llambay, </text:span><text:span text:style-name="T304">Oman</text:span><text:span text:style-name="T299">, Lovell, Frenk, Ludlow, Fattahi and Ritz (2020). </text:span><text:span text:style-name="T240">Baryonic clues to the puzzling diversity of dwarf galaxy rotation curves.</text:span><text:span text:style-name="T299"> MNRAS 495: 58. [arxiv:1911.09116]</text:span></text:p>
        </text:list-item>
        <text:list-item>
          <text:p text:style-name="P186"><text:span text:style-name="T299">Cautun, Benítez-Llambay, Deason, Frenk, Fattahi, Gómez, Grand, </text:span><text:span text:style-name="T304">Oman</text:span><text:span text:style-name="T299">, Navarro and Simpson (2020). </text:span><text:span text:style-name="T240">The Milky Way total mass profile as inferred fr</text:span><text:span text:style-name="T241">o</text:span><text:span text:style-name="T240">m Gaia DR2.</text:span><text:span text:style-name="T299"> MNRAS 494: 4291. [arxiv:1911.04557]</text:span></text:p>
        </text:list-item>
        <text:list-item>
          <text:p text:style-name="P185"><text:span text:style-name="T299">Richings, Frenk, Jenkins, Robertson, Fattahi, Grand, Navarro, Pakmor, Gómez, Marinacci and </text:span><text:span text:style-name="T304">Oman</text:span><text:span text:style-name="T299"> (2020). </text:span><text:span text:style-name="T240">Subhalo destruction in the APOSTLE and Auriga simulations.</text:span><text:span text:style-name="T299"> MNRAS 492: 5780. [arxiv:1811.12437]</text:span></text:p>
        </text:list-item>
        <text:list-item>
          <text:p text:style-name="P185"><text:span text:style-name="T395">† </text:span><text:span text:style-name="T299">Lane, Navarro, Fattahi, </text:span><text:span text:style-name="T304">Oman</text:span><text:span text:style-name="T299"> and Bovy (2020). </text:span><text:span text:style-name="T240">The Ophiuchus stream progenitor: a new type of globular cluster and its possible Sagittarius connection.</text:span><text:span text:style-name="T299"> MNRAS 492: 4164. [arxiv:1905.12633</text:span><text:span text:style-name="T300">]</text:span></text:p>
        </text:list-item>
        <text:list-item>
          <text:p text:style-name="P185"><text:span text:style-name="T299">Chauhan, Lagos, Obreschkow, Power, </text:span><text:span text:style-name="T304">Oman</text:span><text:span text:style-name="T299"> and Elahi (2019). </text:span><text:span text:style-name="T240">The HI velocity function: a test of cosmology or baryon physics?</text:span><text:span text:style-name="T299"> MNRAS 488: 5898. [arxiv:1906.06130</text:span><text:span text:style-name="T300">]</text:span></text:p>
        </text:list-item>
        <text:list-item>
          <text:p text:style-name="P185"><text:span text:style-name="T299">Genina, Frenk, Benítez-Llambay, Cole, Navarro, </text:span><text:span text:style-name="T304">Oman</text:span><text:span text:style-name="T299"> and Fattahi (2019). </text:span><text:span text:style-name="T240">The distinct stellar metallicity populations of simulated Local Group dwarfs.</text:span><text:span text:style-name="T299"> MNRAS 488: 2312. [arxiv:1812.04839]</text:span></text:p>
        </text:list-item>
        <text:list-item>
          <text:p text:style-name="P185"><text:soft-page-break/><text:span text:style-name="T299">Bose, Frenk, Jenkins, Fattahi, Gomez, Grand, Marinacci, Navarro, </text:span><text:span text:style-name="T304">Oman</text:span><text:span text:style-name="T299">, Pakmor, Schaye, Simpson and Springel (2019). </text:span><text:span text:style-name="T240">No cores in dark matter-dominated dwarf galaxies with bursty star formation histories.</text:span><text:span text:style-name="T299"> MNRAS, 486: 4790. [arxiv:1810.03635]</text:span></text:p>
        </text:list-item>
        <text:list-item>
          <text:p text:style-name="P185"><text:span text:style-name="T299">Owers, Hudson, </text:span><text:span text:style-name="T304">Oman</text:span><text:span text:style-name="T299">, Bland-Hawthron, Brough, Bryant, Cortese, Couch, Croom, van de Sande, Federrath, Groves, Hopkins, Lawrence, Lorente, McDermid, Medling, Richards, Scott, Taranu, Welker and Yi (2019). </text:span><text:span text:style-name="T240">The SAMI Galaxy Survey: Quenching of star formation in clusters I. Transition galaxies.</text:span><text:span text:style-name="T299"> ApJ 873: 52. [arxiv:1901.08185]</text:span></text:p>
        </text:list-item>
        <text:list-item>
          <text:p text:style-name="P185"><text:span text:style-name="T304">★ Oman</text:span><text:span text:style-name="T299">, Marasco, Navarro, Frenk, Schaye and Benítez-Llambay (2019). </text:span><text:span text:style-name="T240">Non-circular motions and the diversity of dwarf galaxy rotation curves.</text:span><text:span text:style-name="T299"> MNRAS 482: 821. [arxiv:1706.07478]</text:span></text:p>
        </text:list-item>
        <text:list-item>
          <text:p text:style-name="P185"><text:span text:style-name="T299">Digby, Navarro, Fattahi, Simpson, </text:span><text:span text:style-name="T304">Oman</text:span><text:span text:style-name="T299">, Gomez, Frenk, Grand and Pakmor (2018). </text:span><text:span text:style-name="T240">The star formation histories of dwarf galaxies in Local Group cosmological simulations.</text:span><text:span text:style-name="T299"> MNRAS 485: 5423. [arxiv:1812.04839]</text:span></text:p>
        </text:list-item>
        <text:list-item>
          <text:p text:style-name="P185"><text:span text:style-name="T299">Mancera-Piña, Fraternali, Adams, Marasco, Oosterloo, </text:span><text:span text:style-name="T304">Oman</text:span><text:span text:style-name="T299">, Leisman, di Teodoro, Posti, Battipaglia, Cannon, Gault, Haynes, Janowiecki, McAllan, Pagel, Reiter, Rhode, Salzer and Smith (2019). </text:span><text:span text:style-name="T240">Off the baryonic Tully-Fisher relation: a population of baryon-dominated ultra-diffuse galaxies.</text:span><text:span text:style-name="T299"> ApJL 883: 33. [arxiv:1909.01363]</text:span></text:p>
        </text:list-item>
        <text:list-item>
          <text:p text:style-name="P185"><text:span text:style-name="T299">Fattahi, Navarro, Frenk, </text:span><text:span text:style-name="T304">Oman</text:span><text:span text:style-name="T299">, Sawala and Schaller (2018). </text:span><text:span text:style-name="T240">Tidal stripping and the structure of dwarf galaxies in the Local Group.</text:span><text:span text:style-name="T299"> MNRAS 476: 3816. [arxiv:1707.03898]</text:span></text:p>
        </text:list-item>
        <text:list-item>
          <text:p text:style-name="P147"><text:span text:style-name="T257">N</text:span><text:span text:style-name="T261">a</text:span><text:span text:style-name="T257">varro, Yozin, Loewen, Benítez-Llambay, Fattahi, Frenk, </text:span><text:span text:style-name="T271">Oman</text:span><text:span text:style-name="T257">, Schaye and Theuns (2018). </text:span><text:span text:style-name="T240">The innate origin of radial and vertical gradients in a simulated galaxy disc.</text:span><text:span text:style-name="T257"> MNRAS 476: 3648. [arxiv:1709.01040]</text:span></text:p>
        </text:list-item>
        <text:list-item>
          <text:p text:style-name="P147"><text:span text:style-name="T257">Marasco, </text:span><text:span text:style-name="T271">Oman</text:span><text:span text:style-name="T257">, Navarro, Frenk and Oosterloo (2018). </text:span><text:span text:style-name="T240">Bars in dark-matter-dominated dwarf galaxy discs.</text:span><text:span text:style-name="T257"> MNRAS 476: 2168. [arxiv:1711.09914]</text:span></text:p>
        </text:list-item>
        <text:list-item>
          <text:p text:style-name="P147"><text:span text:style-name="T257">Genina, <text:s/>Benítez-Llambay, Frenk, Cole, Fattahi, Navarro, </text:span><text:span text:style-name="T271">Oman</text:span><text:span text:style-name="T257">, Sawala and Theuns (2018). </text:span><text:span text:style-name="T240">The core-cusp problem: a matter of perspective.</text:span><text:span text:style-name="T257"> MNRAS 474: 1398. [arxiv:1707.06303]</text:span></text:p>
        </text:list-item>
        <text:list-item>
          <text:p text:style-name="P147"><text:span text:style-name="T257">Navarro, Benítez-Llambay, Fattahi, Frenk, Ludlow, </text:span><text:span text:style-name="T271">Oman</text:span><text:span text:style-name="T257">, Schaller and Theuns (2017). </text:span><text:span text:style-name="T240">The origin of the mass discrepancy-acceleration relation in ΛCDM.</text:span><text:span text:style-name="T257"> MNRAS 471: 1841. [arxiv:1612.06329]</text:span></text:p>
        </text:list-item>
        <text:list-item>
          <text:p text:style-name="P147"><text:span text:style-name="T257">Campbell, Frenk, Jenkins, Eke, Navarro, Sawala, Schaller, Fattahi, </text:span><text:span text:style-name="T271">Oman</text:span><text:span text:style-name="T257"> and Theuns (2017). </text:span><text:span text:style-name="T240">Knowing the unknowns: uncertainties in simple estimators of dynamical masses.</text:span><text:span text:style-name="T257"> MNRAS 469: 2335. [arxiv:1603.04443]</text:span></text:p>
        </text:list-item>
        <text:list-item>
          <text:p text:style-name="P147"><text:span text:style-name="T257">Wang, Fattahi, Cooper, Sawala, Strigari, Frenk, Navarro, </text:span><text:span text:style-name="T271">Oman</text:span><text:span text:style-name="T257"> and Schaller (2017). </text:span><text:span text:style-name="T240">Tidal features of classical Milky Way satellites in a Λ cold dark matter universe.</text:span><text:span text:style-name="T257"> MNRAS 468: 4887. [arxiv:1611.00778]</text:span></text:p>
        </text:list-item>
        <text:list-item>
          <text:p text:style-name="P147"><text:span text:style-name="T257">Sawala, Pihajoki, Johansson, Frenk, Navarro, </text:span><text:span text:style-name="T271">Oman</text:span><text:span text:style-name="T257"> and White (2017). </text:span><text:span text:style-name="T240">Shaken and stirred: The Milky Way's dark substructures.</text:span><text:span text:style-name="T257"> MNRAS 467: 4383. [arxiv:1609.01718]</text:span></text:p>
        </text:list-item>
        <text:list-item>
          <text:p text:style-name="P148"><text:span text:style-name="T257">Ludlow, Benítez-Llambay, Schaller, Theuns, Frenk, Bower, Schaye, Crain, Navarro, Fattahi and </text:span><text:span text:style-name="T271">Oman</text:span><text:span text:style-name="T257"> (2017). </text:span><text:span text:style-name="T240">The Mass-discrepancy acceleration relation: a natural outcome of galaxy formation in CDM halos.</text:span><text:span text:style-name="T257"> Phys Rev Lett 118: 161103. [arxiv:1610.07663]</text:span></text:p>
        </text:list-item>
        <text:list-item>
          <text:p text:style-name="P148"><text:soft-page-break/><text:span text:style-name="T257">Benítez-Llambay, Navarro, Frenk, Sawala, </text:span><text:span text:style-name="T271">Oman</text:span><text:span text:style-name="T257">, Fattahi, Schaller, Schaye, Crain and Theuns (2017). </text:span><text:span text:style-name="T240">The properties of “dark” LCDM haloes in the Local Group.</text:span><text:span text:style-name="T257"> MNRAS 465: 3913. [arxiv:1609.01301]</text:span></text:p>
        </text:list-item>
        <text:list-item>
          <text:p text:style-name="P147"><text:span text:style-name="T257">Starkenburg, </text:span><text:span text:style-name="T271">Oman</text:span><text:span text:style-name="T257">, Navarro, Crain, Fattahi, Frenk, Sawala and Schaye (2017). </text:span><text:span text:style-name="T240">The oldest and most pristine stars in the APOSTLE Local Group simulations.</text:span><text:span text:style-name="T257"> MNRAS 465: 2212. [arxiv:1609.05214]</text:span></text:p>
        </text:list-item>
        <text:list-item>
          <text:p text:style-name="P147"><text:span text:style-name="T257">Sales, Navarro, </text:span><text:span text:style-name="T271">Oman</text:span><text:span text:style-name="T257">, Fattahi, Ferrero, Abadi, Bower, Crain, Frenk, Sawala, Schaller, Schaye, Theuns and White (2016). </text:span><text:span text:style-name="T240">The low-mass end of the baryonic Tully-Fisher relation.</text:span><text:span text:style-name="T257"> MNRAS 464: 2419. [arxiv:1602.02155]</text:span></text:p>
        </text:list-item>
        <text:list-item>
          <text:p text:style-name="P147"><text:span text:style-name="T271">Oman</text:span><text:span text:style-name="T257"> and Hudson (2016). </text:span><text:span text:style-name="T240">Satellite quenching timescales in clusters from projected phase space measurements matched to simulated orbits.</text:span><text:span text:style-name="T257"> MNRAS, 463: 3083. [arxiv:1607.07934]</text:span></text:p>
        </text:list-item>
        <text:list-item>
          <text:p text:style-name="P149"><text:span text:style-name="T257">Schaller, Frenk, Fattahi, Navarro, </text:span><text:span text:style-name="T271">Oman</text:span><text:span text:style-name="T257"> and Sawala (2016). </text:span><text:span text:style-name="T240">The low abundance and insignificance of dark discs in simulated Milky Way galaxies.</text:span><text:span text:style-name="T257"> MNRAS 461: L56. [arxiv:1605.02770]</text:span></text:p>
        </text:list-item>
        <text:list-item>
          <text:p text:style-name="P149"><text:span text:style-name="T271">Oman</text:span><text:span text:style-name="T257">, Navarro, Sales, Fattahi, Frenk, Sawala, Schaller and White (2016). </text:span><text:span text:style-name="T240">Missing dark matter in dwarf galaxies?</text:span><text:span text:style-name="T257"> MNRAS 460: 3610. [arxiv:1601.01026]</text:span></text:p>
        </text:list-item>
        <text:list-item>
          <text:p text:style-name="P147"><text:span text:style-name="T257">Sawala, Frenk, Fattahi, Navarro, Bower, Crain, Dalla Vecchia, Furlong, Helly, Jenkins, </text:span><text:span text:style-name="T271">Oman</text:span><text:span text:style-name="T257">, Schaller, Schaye, Theuns, Trayford and White (2016). </text:span><text:span text:style-name="T240">The APOSTLE simulations: solutions to the Local Group's cosmic puzzles.</text:span><text:span text:style-name="T257"> MNRAS 457: 1931. [arxiv:1511.01098]</text:span></text:p>
        </text:list-item>
        <text:list-item>
          <text:p text:style-name="P147"><text:span text:style-name="T257">Fattahi, Navarro, Sawala, Frenk, </text:span><text:span text:style-name="T271">Oman</text:span><text:span text:style-name="T257">, Crain, Furlong, Schaller, Schaye, Theuns and Jenkins (2016). </text:span><text:span text:style-name="T240">The APOSTLE project: Local Group kinematic mass constraints and simulation candidate selection.</text:span><text:span text:style-name="T257"> MNRAS 457: 844. [arxiv:1507.03643]</text:span></text:p>
        </text:list-item>
        <text:list-item>
          <text:p text:style-name="P147"><text:span text:style-name="T271">★ Oman</text:span><text:span text:style-name="T257">, Navarro, Fattahi, Frenk, Sawala, White, Bower, Crain, Furlong, Schaller, Schaye and Theuns (2015). </text:span><text:span text:style-name="T240">The unexpected diversity of dwarf galaxy rotation curves.</text:span><text:span text:style-name="T257"> MNRAS. 452: 3650. [arxiv:1504.01437]</text:span></text:p>
        </text:list-item>
        <text:list-item>
          <text:p text:style-name="P150"><text:span text:style-name="T257">Taranu, Hudson, Balogh, Smith, Power, </text:span><text:span text:style-name="T271">Oman</text:span><text:span text:style-name="T257">, Krane (2014). </text:span><text:span text:style-name="T240">Quenching star formation in cluster galaxies.</text:span><text:span text:style-name="T257"> MNRAS 440: 1934. [arxiv:1211.3411]</text:span></text:p>
        </text:list-item>
        <text:list-item>
          <text:p text:style-name="P150"><text:span text:style-name="T271">Oman</text:span><text:span text:style-name="T257">, Hudson and Behroozi (2013). </text:span><text:span text:style-name="T240">Disentangling satellite galaxy populations using orbit tracking in simulations.</text:span><text:span text:style-name="T257"> MNRAS 431: 2307. [arxiv:1301.6757]</text:span></text:p>
        </text:list-item>
      </text:list>
      <text:p text:style-name="P145"><text:span text:style-name="T299">O</text:span><text:span text:style-name="T294">ther refereed publications</text:span></text:p>
      <text:list xml:id="list160444284812163" text:continue-numbering="true" text:style-name="L1">
        <text:list-item>
          <text:p text:style-name="P161"><text:span text:style-name="T345">O</text:span><text:span text:style-name="T353">man</text:span><text:span text:style-name="T339"> (2025). </text:span><text:span text:style-name="Emphasis"><text:span text:style-name="T388">SWIFTGalaxy: a python package to work with particle groups from SWIFT simulation</text:span></text:span><text:span text:style-name="Emphasis"><text:span text:style-name="T389">s. </text:span></text:span><text:span text:style-name="Emphasis"><text:span text:style-name="T339">JOSS </text:span></text:span><text:span text:style-name="Emphasis"><text:span text:style-name="T340">10: 9278</text:span></text:span><text:span text:style-name="Emphasis"><text:span text:style-name="T339">. </text:span></text:span><text:span text:style-name="Emphasis"><text:span text:style-name="T341">[arxiv:2510.22328]</text:span></text:span></text:p>
        </text:list-item>
        <text:list-item>
          <text:p text:style-name="P151"><text:span text:style-name="T272">O</text:span><text:span text:style-name="T273">man</text:span><text:span text:style-name="T262"> (2024). </text:span><text:span text:style-name="T242">MARTINI: Mock Array Radio Telescope Interferometry of the Neutral ISM.</text:span><text:span text:style-name="T262"> JOSS 9: 6860. </text:span><text:span text:style-name="T263">[arxiv:</text:span><text:span text:style-name="T278">2406.05574</text:span><text:span text:style-name="T263">]</text:span></text:p>
        </text:list-item>
        <text:list-item>
          <text:p text:style-name="P147"><text:span text:style-name="T272">Oman</text:span><text:span text:style-name="T264">, Starkenburg and Navarro (2018). </text:span><text:span text:style-name="T241">The “building blocks” of stellar haloes.</text:span><text:span text:style-name="T264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301">Ben</text:span><text:span text:style-name="T390">ítez-Llambay, </text:span><text:span text:style-name="T387">Ludlow, Navarro, </text:span><text:span text:style-name="T391">Oman</text:span><text:span text:style-name="T387">, Robertson, Collins, Ibata, Rich, Martin, Peñarrubia. Chapman, Tollerud and Weisz (2023). </text:span><text:span text:style-name="T376">GravSphere: Jeans modelling code.</text:span><text:span text:style-name="T387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29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302">Oman</text:span><text:span text:style-name="T294"> (2017). </text:span><text:span text:style-name="T236">The APOSTLE simulations: Rotation curves derived from synthetic 21-cm observations.</text:span><text:span text:style-name="T294"> Rediscovering our Galaxy, Proceedings of the IAU Symposium 334: 213. [arXiv: 1712.02562]</text:span></text:p>
        </text:list-item>
        <text:list-item>
          <text:p text:style-name="P155"><text:span text:style-name="T284">Fattahi, Navarro, Sawala, Frenk, Sales, </text:span><text:span text:style-name="T279">Oman</text:span><text:span text:style-name="T284">, Schaller and Wang (2016). </text:span><text:span text:style-name="T244">The cold dark matter content of Galactic dwarf spheroidals: no cores, no failures, no problem.</text:span><text:span text:style-name="T284"> [arxiv:1607.06479]</text:span></text:p>
        </text:list-item>
        <text:list-item>
          <text:p text:style-name="P155"><text:span text:style-name="T293">Sawala, Frenk, Fattahi, Navarro, Bower, Crain, Dalla Vecchia, Furlong, Helly, Jenkins, </text:span><text:span text:style-name="T283">Oman</text:span><text:span text:style-name="T293">, Scahller, Schaye, Theuns, Trayford and White (2014). </text:span><text:span text:style-name="T248">Local Group galaxies emerge from the dark.</text:span><text:span text:style-name="T293"> [arxiv:1412.2748]</text:span></text:p>
        </text:list-item>
      </text:list>
      <text:p text:style-name="P20"><text:span text:style-name="T397">Conferences and Workshops</text:span><text:tab/></text:p>
      <text:p text:style-name="P142"><text:span text:style-name="T183"><text:tab/></text:span><text:span text:style-name="T184">Contributed talk at </text:span><text:span text:style-name="T185">“Pathfinder HI Survey Coordination Committee workshop”<text:tab/></text:span><text:span text:style-name="T184">Sept 2025<text:line-break/><text:tab/> <text:s/>Cagliari, Italy</text:span></text:p>
      <text:p text:style-name="P132"><text:span text:style-name="T183"><text:tab/></text:span><text:span text:style-name="T184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3"><text:tab/></text:span><text:span text:style-name="T186">SOC at “SWAN Universe workshop”<text:tab/>Dec 2024<text:line-break/><text:tab/> <text:s/>ICRAR UWA, Perth, Australia</text:span></text:p>
      <text:p text:style-name="P133"><text:span text:style-name="T186"><text:tab/></text:span><text:span text:style-name="T159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3"><text:tab/></text:span><text:span text:style-name="T187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3"><text:tab/></text:span><text:span text:style-name="T188">SOC at “Small galaxies, cosmic questions II”<text:tab/>Aug 2024<text:line-break/><text:tab/> <text:s/>Durham University, Durham, United Kingdom</text:span></text:p>
      <text:p text:style-name="P87"><text:span text:style-name="T183"><text:tab/></text:span><text:span text:style-name="T189">Contributed talk at “Towards unified sub-grid prescriptions for galaxy mode</text:span><text:span text:style-name="T187">l</text:span><text:span text:style-name="T189">ling”<text:tab/>Sept 2023<text:line-break/><text:tab/> <text:s/>Lorentz Centre, Leiden, The Netherlands</text:span></text:p>
      <text:p text:style-name="P85"><text:span text:style-name="T183"><text:tab/></text:span><text:span text:style-name="T189">Contributed talk at “FiatLux”<text:tab/>Jun 2023<text:line-break/><text:tab/> <text:s/>Centro Mariapoli, Castel Gandolfo, Italy</text:span></text:p>
      <text:p text:style-name="P85"><text:span text:style-name="T183"><text:tab/></text:span><text:span text:style-name="T163">Contributed talk at </text:span><text:span text:style-name="T185">“Pathfinder HI Survey Coordination Committee workshop”<text:tab/></text:span><text:span text:style-name="T163">Mar 2023<text:line-break/><text:tab/> <text:s/>University of Cape Town, Cape Town, South Africa</text:span></text:p>
      <text:p text:style-name="P88"><text:soft-page-break/><text:span text:style-name="T183"><text:tab/></text:span><text:span text:style-name="T163">Poster at “IAUS 379: Dynamical masses of Local Group galaxies”<text:tab/>Mar 2023<text:line-break/><text:tab/> <text:s/>Telegrafenberg, Potsdam, Germany</text:span></text:p>
      <text:p text:style-name="P89"><text:span text:style-name="T183"><text:tab/></text:span><text:span text:style-name="T190">Contributed talk at “Virgo meeting”<text:tab/>Jul 2022<text:line-break/><text:tab/> <text:s/></text:span><text:span text:style-name="T191">Max-Planck Institute for Astrophysics, Garching, Germany</text:span></text:p>
      <text:p text:style-name="P90"><text:span text:style-name="T183"><text:tab/></text:span><text:span text:style-name="T192">Contributed</text:span><text:span text:style-name="T193"> talk at “</text:span><text:span text:style-name="T192">EAS2022/</text:span><text:span text:style-name="T193">SS8: D</text:span><text:span text:style-name="T206">warf galaxies beyond the Local Group”</text:span><text:span text:style-name="T207"><text:tab/></text:span><text:span text:style-name="T206">Jun 2022<text:line-break/><text:tab/> <text:s/>Valencia Conference Centre, Valencia, Spain</text:span></text:p>
      <text:p text:style-name="P134"><text:span text:style-name="T183"><text:tab/></text:span><text:span text:style-name="T192">Poster</text:span><text:span text:style-name="T193"> at “EAS2022/S4: Satellite galaxies and tidal streams”</text:span><text:span text:style-name="T183"><text:tab/></text:span><text:span text:style-name="T193">Jun 2022<text:line-break/><text:tab/> <text:s/>Valencia Conference Centre, Valencia, Spain</text:span></text:p>
      <text:p text:style-name="P91"><text:span text:style-name="T207"><text:tab/></text:span><text:span text:style-name="T206">Invited talk at “EAS2022/SS5: Neutral hydrogen”</text:span><text:span text:style-name="T207"><text:tab/></text:span><text:span text:style-name="T206">Jun 2022</text:span><text:span text:style-name="T193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11"><text:tab/>Invited talk at </text:span><text:span text:style-name="T38">“</text:span><text:span text:style-name="T211">IAUS 334: Rediscovering our Galaxy”<text:tab/>Jul 2017<text:line-break/><text:tab/> <text:s/>Telegrafenberg, Potsdam, Germany</text:span></text:p>
      <text:p text:style-name="P59"><text:span text:style-name="T209"><text:tab/></text:span><text:span text:style-name="T212">Contributed talk at “On the origin of baryonic galaxy haloes”<text:tab/>Mar 2017<text:line-break/><text:tab/> <text:s/>Observat</text:span><text:span text:style-name="T371">o</text:span><text:span text:style-name="T212">rio Astron</text:span><text:span text:style-name="T371">ómico de Quit</text:span><text:span text:style-name="T372">o</text:span><text:span text:style-name="T371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71"><text:tab/></text:span><text:span text:style-name="T373">Participant at “HiPACC Summer School: AstroInformatics”<text:tab/>Aug 2012<text:line-break/><text:tab/> <text:s/>University of California </text:span><text:span text:style-name="T374">at </text:span><text:span text:style-name="T373">San Diego, San Diego, USA</text:span></text:p>
      <text:p text:style-name="P60"><text:span text:style-name="T370"><text:tab/></text:span><text:span text:style-name="T375">Poster at “Star formation and gas reservoirs in nearby groups and clusters”<text:tab/>Jul 2012<text:line-break/><text:tab/> <text:s/>Union College, Schenectady, USA</text:span></text:p>
      <text:p text:style-name="P15"><text:span text:style-name="T398">Invited </text:span><text:span text:style-name="T399">Colloquia &amp; </text:span><text:span text:style-name="T398">Seminars</text:span><text:tab/></text:p>
      <text:p text:style-name="P112"><text:tab/><text:span text:style-name="T400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401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9"><text:tab/>Colloquium: </text:span><text:span text:style-name="T402">Queen’s University Department of Physics and Astronomy, Canada<text:tab/>Jan 202</text:span><text:span text:style-name="T403">1</text:span></text:p>
      <text:p text:style-name="P70"><text:span text:style-name="T194"><text:tab/></text:span><text:span text:style-name="T195">Seminar</text:span><text:span text:style-name="T196">: </text:span><text:span text:style-name="T168">University of Nottingham School of Physics and Astronomy, UK<text:tab/>Dec 2020</text:span></text:p>
      <text:p text:style-name="P119"><text:soft-page-break/><text:span text:style-name="T404"><text:tab/></text:span><text:span text:style-name="T405">Seminar</text:span><text:span text:style-name="T399">: </text:span><text:span text:style-name="T402">Oxford University Department of Physics, UK<text:tab/>Oct 2020</text:span></text:p>
      <text:p text:style-name="P119"><text:span text:style-name="T404"><text:tab/></text:span><text:span text:style-name="T399">Seminar: </text:span><text:span text:style-name="T404">Universidade Federal do Esp</text:span><text:span text:style-name="T392">í</text:span><text:span text:style-name="T404">rito Santo Department of Physics, Brazil<text:tab/>Jul 2020</text:span></text:p>
      <text:p text:style-name="P123"><text:tab/><text:span text:style-name="T399">Colloquium: </text:span>University of Edinburgh Institute for Astronomy, UK<text:tab/>Feb 2020</text:p>
      <text:p text:style-name="P120"><text:tab/><text:span text:style-name="T399">Seminar: </text:span><text:span text:style-name="T404">Deutsches Elektronen-Synchrotron DESY, Germany<text:tab/>Nov 2019</text:span></text:p>
      <text:p text:style-name="P124"><text:tab/><text:span text:style-name="T399">Seminar: </text:span>University of Surrey Physics Department, UK<text:tab/>Sept 2017</text:p>
      <text:p text:style-name="P121"><text:tab/><text:span text:style-name="T399">Seminar: </text:span>University of Cambridge Institute of Astronomy, UK<text:tab/>May 2016</text:p>
      <text:p text:style-name="P122"><text:tab/><text:span text:style-name="T399">Seminar: </text:span>Astrophysics Institute Potsdam, Germany<text:tab/>Apr 2016</text:p>
      <text:p text:style-name="P122"><text:tab/><text:span text:style-name="T399">Seminar: </text:span>University of Washington Physics &amp; Astronomy Department, USA<text:tab/>Feb 2016</text:p>
      <text:p text:style-name="P122"><text:tab/><text:span text:style-name="T399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1"><text:span text:style-name="T183"><text:tab/></text:span><text:span text:style-name="T197">Public talk: Newcastle Astronomical Society<text:tab/>Sept 2024</text:span></text:p>
      <text:p text:style-name="P71"><text:span text:style-name="T183"><text:tab/></text:span><text:span text:style-name="T198">Radio Astro Interviewee at IAU GA XXXIII<text:tab/>Aug 2024</text:span></text:p>
      <text:p text:style-name="P71"><text:span text:style-name="T183"><text:tab/></text:span><text:span text:style-name="T199">Caf</text:span><text:span text:style-name="T343">é</text:span><text:span text:style-name="T265"> Scientifique Durham speaker<text:tab/>May 2024</text:span></text:p>
      <text:p text:style-name="P72"><text:span text:style-name="T265"><text:tab/></text:span><text:span text:style-name="T266">Durham Schools Science Festival demonstrator<text:tab/>Mar 2024</text:span></text:p>
      <text:p text:style-name="P72"><text:span text:style-name="T183"><text:tab/></text:span><text:span text:style-name="T189">Street Cosmos at Blackhall demonstrator<text:tab/>Aug 2023</text:span></text:p>
      <text:p text:style-name="P66"><text:span text:style-name="T183"><text:tab/></text:span><text:span text:style-name="T200">Ogden Centre for Fundamental Physics </text:span><text:span text:style-name="T25">Ogden@20</text:span><text:span text:style-name="T200"> open day demonstrator<text:tab/>Nov 2022</text:span></text:p>
      <text:p text:style-name="P129"><text:span text:style-name="T120"><text:tab/></text:span><text:span text:style-name="T131">Celebrate Science! Durham demonstrator<text:tab/>Oct 2022</text:span></text:p>
      <text:p text:style-name="P130"><text:span text:style-name="T120"><text:tab/></text:span><text:span text:style-name="T132">Public talk: Sunderland Astronomical Society<text:tab/>Nov 2021</text:span></text:p>
      <text:p text:style-name="P131"><text:span text:style-name="T120"><text:tab/></text:span><text:span text:style-name="T133">Nuffield Foundation research placement host </text:span><text:span text:style-name="T134">for J. Turnbull</text:span><text:span text:style-name="T133"><text:tab/></text:span><text:span text:style-name="T132">Aug</text:span><text:span text:style-name="T133"> 2021</text:span></text:p>
      <text:p text:style-name="P125"><text:tab/>Royal Society Summer Science Exhibition Workshop<text:tab/>Jul 2021</text:p>
      <text:p text:style-name="P73"><text:span text:style-name="T26"><text:tab/></text:span><text:span text:style-name="T201">Public talk: </text:span><text:span text:style-name="T213">Rato Bangala School Science Club</text:span><text:span text:style-name="T202">, Nepal<text:tab/>Jul 20</text:span><text:span text:style-name="T203">20</text:span></text:p>
      <text:p text:style-name="P74"><text:span text:style-name="T203"><text:tab/></text:span><text:span text:style-name="T204">Durham ICC School visit</text:span><text:span text:style-name="T189">s</text:span><text:span text:style-name="T204"><text:tab/>Jan 2020 – </text:span><text:span text:style-name="T189">present</text:span></text:p>
      <text:p text:style-name="P126"><text:tab/>Celebrate Science! Durham demonstrator<text:tab/>Oct 2019</text:p>
      <text:p text:style-name="P23"><text:span text:style-name="T213"><text:tab/>Meet the IAU astronomers! programme member<text:tab/>2019 </text:span><text:span text:style-name="T214">– </text:span><text:span text:style-name="T213">present</text:span></text:p>
      <text:p text:style-name="P23"><text:span text:style-name="T38"><text:tab/></text:span><text:span text:style-name="T215">Public </text:span><text:span text:style-name="T213">t</text:span><text:span text:style-name="T215">alk: RAS of Canada, Victoria chapter monthly meeting<text:tab/>Apr 2017</text:span></text:p>
      <text:p text:style-name="P24"><text:span text:style-name="T38"><text:tab/></text:span><text:span text:style-name="T216">Public talk: Dominion Astrophysical Observatory </text:span><text:span text:style-name="T217">s</text:span><text:span text:style-name="T216">ummer star parties<text:tab/>Jul 2016</text:span></text:p>
      <text:p text:style-name="P25"><text:span text:style-name="T218"><text:tab/></text:span><text:span text:style-name="T219">University of Victoria Student Radio CFUV “Beyond the Jargon” interviewee<text:tab/>Dec 2016</text:span></text:p>
      <text:p text:style-name="P26"><text:span text:style-name="T216"><text:tab/></text:span><text:span text:style-name="T220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6">2017</text:span><text:line-break/><text:tab/> <text:s/>general public groups<text:tab/></text:p>
      <text:p text:style-name="P128"><text:tab/><text:span text:style-name="T407">Contributor of &gt;250 physics &amp; astrophysics answers to public questions on the <text:tab/>2013 </text:span>– <text:span text:style-name="T407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5"><text:span text:style-name="T130"><text:tab/>Re</text:span><text:span text:style-name="T135">feree </text:span><text:span text:style-name="T130">for </text:span><text:span text:style-name="T136">MNRAS, ApJ, </text:span><text:span text:style-name="T137">A&amp;A,</text:span><text:span text:style-name="T136"> </text:span><text:span text:style-name="T138">NatAs, </text:span><text:span text:style-name="T139">PRL, </text:span><text:span text:style-name="T136">JCAP, </text:span><text:span text:style-name="T140">OJA, </text:span><text:span text:style-name="T141">JOSS,</text:span><text:span text:style-name="T130"><text:tab/>2016 – present<text:line-break/><text:tab/> <text:s/></text:span><text:span text:style-name="T141">Chinese Physics C</text:span></text:p>
      <text:p text:style-name="P76"><text:span text:style-name="T130"><text:tab/></text:span><text:span text:style-name="T131">Durham Astronomy &amp; Instrumentation internal mini-conference organiser<text:tab/>Jun 2022</text:span><text:span text:style-name="T120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7"><text:span text:style-name="T127"><text:tab/>Durham Astronomy Friday seminar co-organizer<text:tab/>2019 </text:span><text:span text:style-name="T125">– </text:span><text:span text:style-name="T139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29"><text:span text:style-name="T89"><text:tab/></text:span><text:span text:style-name="T91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30"><text:tab/></text:span><text:span text:style-name="T142">Leadership effectiveness<text:tab/>Oct 2024<text:line-break/><text:tab/> <text:s/>The Royal Society &amp; ICL Business School</text:span></text:p>
      <text:p text:style-name="P135"><text:span text:style-name="T130"><text:tab/></text:span><text:span text:style-name="T143">Introduction to </text:span><text:span text:style-name="T144">m</text:span><text:span text:style-name="T143">anagement<text:tab/>Sept 2024<text:line-break/><text:tab/> <text:s/>The Royal Society &amp; ICL Business School</text:span></text:p>
      <text:p text:style-name="P135"><text:span text:style-name="T143"><text:tab/></text:span><text:span text:style-name="T142">Getting started with doctoral supervision<text:tab/>Jan 2024<text:line-break/><text:tab/> <text:s/>Durham Centre for Academic Development (DCAD)</text:span></text:p>
      <text:p text:style-name="P136"><text:span text:style-name="T143"><text:tab/></text:span><text:span text:style-name="T118">Research-informed public engagement<text:tab/>Jul 2023<text:line-break/><text:tab/> <text:s/>DiRAC &amp; Science Museums Group</text:span></text:p>
      <text:p text:style-name="P16"><text:soft-page-break/><text:span text:style-name="T408">Professional Memberships</text:span><text:tab/></text:p>
      <text:p text:style-name="P61"><text:span text:style-name="T92"><text:tab/></text:span><text:span text:style-name="T86">WALLABY survey member (Technical Working Group 1)</text:span><text:span text:style-name="T92"><text:tab/></text:span><text:span text:style-name="T86">2020 </text:span><text:span text:style-name="T58">–</text:span><text:span text:style-name="T86"> present<text:line-break/><text:tab/> <text:s/></text:span><text:span text:style-name="T93">TWG 1 co-chair: 2024 – present</text:span></text:p>
      <text:p text:style-name="P61"><text:span text:style-name="T93"><text:tab/></text:span><text:span text:style-name="T94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8"><text:span text:style-name="T139"><text:tab/></text:span><text:span text:style-name="T145">SKA </text:span><text:span text:style-name="T138">Cosmology</text:span><text:span text:style-name="T145"> Science Working Group member<text:tab/>202</text:span><text:span text:style-name="T138">2</text:span><text:span text:style-name="T145"> </text:span><text:span text:style-name="T130">– </text:span><text:span text:style-name="T145">present</text:span></text:p>
      <text:p text:style-name="P62"><text:span text:style-name="T86"><text:tab/></text:span><text:span text:style-name="T95">SKA HI Galaxy Science Working Group member<text:tab/>2021 </text:span><text:span text:style-name="T58">– </text:span><text:span text:style-name="T95">present</text:span></text:p>
      <text:p text:style-name="P64"><text:span text:style-name="T86"><text:tab/></text:span><text:span text:style-name="T58">Virgo Consortium for Cosmological Supercomputer Simulations </text:span><text:span text:style-name="T96">m</text:span><text:span text:style-name="T58">ember<text:tab/>2013 </text:span><text:span text:style-name="T77">– </text:span><text:span text:style-name="T58">present</text:span></text:p>
      <text:p text:style-name="P61"><text:span text:style-name="T92"><text:tab/></text:span><text:span text:style-name="T97">Canadian Astronomical Society (CASCA) Ordinary Member<text:tab/>2016 – </text:span><text:span text:style-name="T98">2019</text:span></text:p>
      <text:p text:style-name="P61"><text:span text:style-name="T98"><text:tab/></text:span><text:span text:style-name="T103">Royal Netherlands Astronomical Society Member<text:tab/>2017 – 2019</text:span></text:p>
      <text:p text:style-name="P46"><text:tab/>International Astronomical Union (IAU) Junior Member<text:tab/>2018 – present</text:p>
      <text:p text:style-name="P46"><text:tab/><text:span text:style-name="T409">Fellow of the Royal Astronomical Society<text:tab/>2024 – present</text:span></text:p>
      <text:p text:style-name="P46"><text:tab/><text:span text:style-name="T413">European Astronomical Society Member<text:tab/>2025 – present</text:span></text:p>
      <text:p text:style-name="P17"><text:span text:style-name="T410">Public codes &amp; utilities</text:span><text:tab/></text:p>
      <text:p text:style-name="P137"><text:span text:style-name="T146">A</text:span><text:span text:style-name="T118">s lead author:</text:span></text:p>
      <text:p text:style-name="P79"><text:span text:style-name="T146"><text:tab/></text:span><text:span text:style-name="T117">SWIFTGalaxy<text:tab/>2022</text:span><text:span text:style-name="T119"><text:line-break/><text:tab/> <text:s/>github.com/</text:span><text:span text:style-name="T147">SWIFTSIM</text:span><text:span text:style-name="T119">/swiftgalaxy</text:span></text:p>
      <text:p text:style-name="P63"><text:span text:style-name="T92"><text:tab/></text:span><text:span text:style-name="T99">MARTINI: Mock Array Radio Telescope Interferometry of the Neutral ISM<text:tab/>2019<text:line-break/><text:tab/> <text:s/>github.com/kyleaoman/martini<text:line-break/><text:tab/> <text:s/></text:span><text:span text:style-name="T100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11">(co-maintainer)</text:span>, <text:span text:style-name="T222">3D</text:span>Barolo</text:p>
      <text:p text:style-name="P15"><text:span text:style-name="T398">Languages</text:span><text:tab/></text:p>
      <text:p text:style-name="P26"><text:span text:style-name="T60"><text:tab/></text:span><text:span text:style-name="T92">English (native), French (native), </text:span><text:span text:style-name="T98">Dutch (basic)</text:span></text:p>
      <text:p text:style-name="P18"><text:span text:style-name="T412">Citizenship</text:span><text:tab/></text:p>
      <text:p text:style-name="P30"><text:span text:style-name="T92"><text:tab/></text:span><text:span text:style-name="T101">Canadian</text:span></text:p>
      <text:p text:style-name="P19"><text:soft-page-break/>References<text:tab/></text:p>
      <text:p text:style-name="P141"><text:span text:style-name="T148"><text:tab/>Prof. </text:span><text:span text:style-name="T132">Carlos Frenk</text:span><text:span text:style-name="T148"><text:line-break/><text:tab/></text:span><text:span text:style-name="T132">Institute for Computational Cosmology</text:span><text:span text:style-name="T149">, </text:span><text:span text:style-name="T132">Durham University</text:span><text:span text:style-name="T149"><text:line-break/><text:tab/>+</text:span><text:span text:style-name="T132">44 191 334 3641</text:span><text:span text:style-name="T149"><text:line-break/><text:tab/></text:span><text:a xlink:type="simple" xlink:href="mailto:c.s.frenk@durham.ac.uk" text:style-name="Internet_20_link" text:visited-style-name="Visited_20_Internet_20_Link"><text:span text:style-name="T132">c.s.frenk@durham.ac.uk</text:span></text:a></text:p>
      <text:p text:style-name="P35"><text:span text:style-name="T60"><text:tab/></text:span><text:span text:style-name="T10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2">sctrager@astro.rug.nl</text:span></text:a></text:p>
      <text:p text:style-name="P92"><text:span text:style-name="T110"><text:tab/></text:span><text:span text:style-name="T111">Prof. Julio Navarro</text:span><text:span text:style-name="T112"><text:line-break/></text:span><text:span text:style-name="T11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14T16:04:43.146184519">2025-11-14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1-14T16:04:43.112637417</dc:date>
    <meta:editing-duration>P2DT1H38M13S</meta:editing-duration>
    <meta:editing-cycles>259</meta:editing-cycles>
    <meta:print-date>2025-08-16T05:00:36.162578272</meta:print-date>
    <meta:printed-by>PDF files</meta:printed-by>
    <meta:document-statistic meta:table-count="0" meta:image-count="1" meta:object-count="0" meta:page-count="18" meta:paragraph-count="286" meta:word-count="5181" meta:character-count="39003" meta:non-whitespace-character-count="33405"/>
  </office:meta>
</office:document-meta>
</file>